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591in"/>
    </style:style>
    <style:style style:name="co2" style:family="table-column">
      <style:table-column-properties fo:break-before="auto" style:column-width="1.0362in"/>
    </style:style>
    <style:style style:name="co3" style:family="table-column">
      <style:table-column-properties fo:break-before="auto" style:column-width="1.3783in"/>
    </style:style>
    <style:style style:name="co4" style:family="table-column">
      <style:table-column-properties fo:break-before="auto" style:column-width="0.6016in"/>
    </style:style>
    <style:style style:name="co5" style:family="table-column">
      <style:table-column-properties fo:break-before="auto" style:column-width="0.4256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6264in"/>
    </style:style>
    <style:style style:name="co8" style:family="table-column">
      <style:table-column-properties fo:break-before="auto" style:column-width="0.36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22"/>
    <style:style style:name="ce1" style:family="table-cell" style:parent-style-name="Default" style:data-style-name="N122"/>
    <style:style style:name="ce5" style:family="table-cell" style:parent-style-name="Default" style:data-style-name="N121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redictor</text:p>
          </table:table-cell>
          <table:table-cell office:value-type="string" calcext:value-type="string">
            <text:p>Response</text:p>
          </table:table-cell>
          <table:table-cell table:style-name="ce3" office:value-type="string" calcext:value-type="string">
            <text:p>PD</text:p>
          </table:table-cell>
          <table:table-cell table:style-name="ce5" office:value-type="string" calcext:value-type="string">
            <text:p>Mean parameter estimate</text:p>
          </table:table-cell>
          <table:table-cell table:style-name="ce5" office:value-type="string" calcext:value-type="string">
            <text:p>CI-lower</text:p>
          </table:table-cell>
          <table:table-cell table:style-name="ce5" office:value-type="string" calcext:value-type="string">
            <text:p>CI-upper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IU</text:p>
          </table:table-cell>
          <table:table-cell office:value-type="string" calcext:value-type="string">
            <text:p>CI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Insect diversity</text:p>
          </table:table-cell>
          <table:table-cell office:value-type="percentage" office:value="0.595527777777778" calcext:value-type="percentage">
            <text:p>59.6%</text:p>
          </table:table-cell>
          <table:table-cell office:value-type="float" office:value="-1.56882530023285" calcext:value-type="float">
            <text:p>-1.6</text:p>
          </table:table-cell>
          <table:table-cell office:value-type="float" office:value="-15.3972446981847" calcext:value-type="float">
            <text:p>-15.4</text:p>
          </table:table-cell>
          <table:table-cell office:value-type="float" office:value="12.1908994687497" calcext:value-type="float">
            <text:p>12.2</text:p>
          </table:table-cell>
          <table:table-cell table:formula="of:=[.E2]-[.F2]" office:value-type="float" office:value="13.8284193979519" calcext:value-type="float">
            <text:p>13.8284193979519</text:p>
          </table:table-cell>
          <table:table-cell table:formula="of:=[.G2]-[.E2]" office:value-type="float" office:value="13.7597247689825" calcext:value-type="float">
            <text:p>13.7597247689825</text:p>
          </table:table-cell>
          <table:table-cell table:formula="of:=AVERAGE([.H2:.I2])" office:value-type="float" office:value="13.7940720834672" calcext:value-type="float">
            <text:p>13.7940720834672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Insect diversity</text:p>
          </table:table-cell>
          <table:table-cell office:value-type="percentage" office:value="0.552083333333333" calcext:value-type="percentage">
            <text:p>55.2%</text:p>
          </table:table-cell>
          <table:table-cell office:value-type="float" office:value="-0.813860903481113" calcext:value-type="float">
            <text:p>-0.8</text:p>
          </table:table-cell>
          <table:table-cell office:value-type="float" office:value="-13.2174251355328" calcext:value-type="float">
            <text:p>-13.2</text:p>
          </table:table-cell>
          <table:table-cell office:value-type="float" office:value="11.4358554372566" calcext:value-type="float">
            <text:p>11.4</text:p>
          </table:table-cell>
          <table:table-cell table:formula="of:=[.E3]-[.F3]" office:value-type="float" office:value="12.4035642320517" calcext:value-type="float">
            <text:p>12.4035642320517</text:p>
          </table:table-cell>
          <table:table-cell table:formula="of:=[.G3]-[.E3]" office:value-type="float" office:value="12.2497163407377" calcext:value-type="float">
            <text:p>12.2497163407377</text:p>
          </table:table-cell>
          <table:table-cell table:formula="of:=AVERAGE([.H3:.I3])" office:value-type="float" office:value="12.3266402863947" calcext:value-type="float">
            <text:p>12.3266402863947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Insect diversity</text:p>
          </table:table-cell>
          <table:table-cell office:value-type="percentage" office:value="0.981138888888889" calcext:value-type="percentage">
            <text:p>98.1%</text:p>
          </table:table-cell>
          <table:table-cell office:value-type="float" office:value="7.28844593205997" calcext:value-type="float">
            <text:p>7.3</text:p>
          </table:table-cell>
          <table:table-cell office:value-type="float" office:value="0.391722531132304" calcext:value-type="float">
            <text:p>0.4</text:p>
          </table:table-cell>
          <table:table-cell office:value-type="float" office:value="14.1768807395376" calcext:value-type="float">
            <text:p>14.2</text:p>
          </table:table-cell>
          <table:table-cell table:formula="of:=[.E4]-[.F4]" office:value-type="float" office:value="6.89672340092767" calcext:value-type="float">
            <text:p>6.89672340092767</text:p>
          </table:table-cell>
          <table:table-cell table:formula="of:=[.G4]-[.E4]" office:value-type="float" office:value="6.88843480747761" calcext:value-type="float">
            <text:p>6.88843480747761</text:p>
          </table:table-cell>
          <table:table-cell table:formula="of:=AVERAGE([.H4:.I4])" office:value-type="float" office:value="6.89257910420264" calcext:value-type="float">
            <text:p>6.89257910420264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Insect diversity</text:p>
          </table:table-cell>
          <table:table-cell office:value-type="percentage" office:value="1" calcext:value-type="percentage">
            <text:p>100.0%</text:p>
          </table:table-cell>
          <table:table-cell office:value-type="float" office:value="-13.5637627641234" calcext:value-type="float">
            <text:p>-13.6</text:p>
          </table:table-cell>
          <table:table-cell office:value-type="float" office:value="-18.7854221725505" calcext:value-type="float">
            <text:p>-18.8</text:p>
          </table:table-cell>
          <table:table-cell office:value-type="float" office:value="-8.36338233781082" calcext:value-type="float">
            <text:p>-8.4</text:p>
          </table:table-cell>
          <table:table-cell table:formula="of:=[.E5]-[.F5]" office:value-type="float" office:value="5.22165940842712" calcext:value-type="float">
            <text:p>5.22165940842712</text:p>
          </table:table-cell>
          <table:table-cell table:formula="of:=[.G5]-[.E5]" office:value-type="float" office:value="5.20038042631261" calcext:value-type="float">
            <text:p>5.20038042631261</text:p>
          </table:table-cell>
          <table:table-cell table:formula="of:=AVERAGE([.H5:.I5])" office:value-type="float" office:value="5.21101991736986" calcext:value-type="float">
            <text:p>5.21101991736986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Insect diversity</text:p>
          </table:table-cell>
          <table:table-cell office:value-type="percentage" office:value="0.755194444444444" calcext:value-type="percentage">
            <text:p>75.5%</text:p>
          </table:table-cell>
          <table:table-cell office:value-type="float" office:value="1.86701723784934" calcext:value-type="float">
            <text:p>1.9</text:p>
          </table:table-cell>
          <table:table-cell office:value-type="float" office:value="-3.50211850753311" calcext:value-type="float">
            <text:p>-3.5</text:p>
          </table:table-cell>
          <table:table-cell office:value-type="float" office:value="7.20644051012044" calcext:value-type="float">
            <text:p>7.2</text:p>
          </table:table-cell>
          <table:table-cell table:formula="of:=[.E6]-[.F6]" office:value-type="float" office:value="5.36913574538244" calcext:value-type="float">
            <text:p>5.36913574538244</text:p>
          </table:table-cell>
          <table:table-cell table:formula="of:=[.G6]-[.E6]" office:value-type="float" office:value="5.3394232722711" calcext:value-type="float">
            <text:p>5.3394232722711</text:p>
          </table:table-cell>
          <table:table-cell table:formula="of:=AVERAGE([.H6:.I6])" office:value-type="float" office:value="5.35427950882677" calcext:value-type="float">
            <text:p>5.35427950882677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Insect diversity</text:p>
          </table:table-cell>
          <table:table-cell office:value-type="percentage" office:value="0.646111111111111" calcext:value-type="percentage">
            <text:p>64.6%</text:p>
          </table:table-cell>
          <table:table-cell office:value-type="float" office:value="-2.19541554553327" calcext:value-type="float">
            <text:p>-2.2</text:p>
          </table:table-cell>
          <table:table-cell office:value-type="float" office:value="-13.9805534151796" calcext:value-type="float">
            <text:p>-14.0</text:p>
          </table:table-cell>
          <table:table-cell office:value-type="float" office:value="9.62155952775331" calcext:value-type="float">
            <text:p>9.6</text:p>
          </table:table-cell>
          <table:table-cell table:formula="of:=[.E7]-[.F7]" office:value-type="float" office:value="11.7851378696464" calcext:value-type="float">
            <text:p>11.7851378696464</text:p>
          </table:table-cell>
          <table:table-cell table:formula="of:=[.G7]-[.E7]" office:value-type="float" office:value="11.8169750732866" calcext:value-type="float">
            <text:p>11.8169750732866</text:p>
          </table:table-cell>
          <table:table-cell table:formula="of:=AVERAGE([.H7:.I7])" office:value-type="float" office:value="11.8010564714665" calcext:value-type="float">
            <text:p>11.8010564714665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0.5265" calcext:value-type="percentage">
            <text:p>52.7%</text:p>
          </table:table-cell>
          <table:table-cell office:value-type="float" office:value="-0.10791576639424" calcext:value-type="float">
            <text:p>-0.1</text:p>
          </table:table-cell>
          <table:table-cell office:value-type="float" office:value="-3.1633551056828" calcext:value-type="float">
            <text:p>-3.2</text:p>
          </table:table-cell>
          <table:table-cell office:value-type="float" office:value="2.9402938028649" calcext:value-type="float">
            <text:p>2.9</text:p>
          </table:table-cell>
          <table:table-cell table:formula="of:=[.E8]-[.F8]" office:value-type="float" office:value="3.05543933928856" calcext:value-type="float">
            <text:p>3.05543933928856</text:p>
          </table:table-cell>
          <table:table-cell table:formula="of:=[.G8]-[.E8]" office:value-type="float" office:value="3.04820956925914" calcext:value-type="float">
            <text:p>3.04820956925914</text:p>
          </table:table-cell>
          <table:table-cell table:formula="of:=AVERAGE([.H8:.I8])" office:value-type="float" office:value="3.05182445427385" calcext:value-type="float">
            <text:p>3.05182445427385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0.999027777777778" calcext:value-type="percentage">
            <text:p>99.9%</text:p>
          </table:table-cell>
          <table:table-cell office:value-type="float" office:value="-3.50048365765449" calcext:value-type="float">
            <text:p>-3.5</text:p>
          </table:table-cell>
          <table:table-cell office:value-type="float" office:value="-5.75505407485709" calcext:value-type="float">
            <text:p>-5.8</text:p>
          </table:table-cell>
          <table:table-cell office:value-type="float" office:value="-1.26648934595986" calcext:value-type="float">
            <text:p>-1.3</text:p>
          </table:table-cell>
          <table:table-cell table:formula="of:=[.E9]-[.F9]" office:value-type="float" office:value="2.2545704172026" calcext:value-type="float">
            <text:p>2.2545704172026</text:p>
          </table:table-cell>
          <table:table-cell table:formula="of:=[.G9]-[.E9]" office:value-type="float" office:value="2.23399431169463" calcext:value-type="float">
            <text:p>2.23399431169463</text:p>
          </table:table-cell>
          <table:table-cell table:formula="of:=AVERAGE([.H9:.I9])" office:value-type="float" office:value="2.24428236444861" calcext:value-type="float">
            <text:p>2.2442823644486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0.985111111111111" calcext:value-type="percentage">
            <text:p>98.5%</text:p>
          </table:table-cell>
          <table:table-cell office:value-type="float" office:value="-2.14406355459178" calcext:value-type="float">
            <text:p>-2.1</text:p>
          </table:table-cell>
          <table:table-cell office:value-type="float" office:value="-4.05254544893605" calcext:value-type="float">
            <text:p>-4.1</text:p>
          </table:table-cell>
          <table:table-cell office:value-type="float" office:value="-0.222450421148509" calcext:value-type="float">
            <text:p>-0.2</text:p>
          </table:table-cell>
          <table:table-cell table:formula="of:=[.E10]-[.F10]" office:value-type="float" office:value="1.90848189434427" calcext:value-type="float">
            <text:p>1.90848189434427</text:p>
          </table:table-cell>
          <table:table-cell table:formula="of:=[.G10]-[.E10]" office:value-type="float" office:value="1.92161313344327" calcext:value-type="float">
            <text:p>1.92161313344327</text:p>
          </table:table-cell>
          <table:table-cell table:formula="of:=AVERAGE([.H10:.I10])" office:value-type="float" office:value="1.91504751389377" calcext:value-type="float">
            <text:p>1.91504751389377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0.636222222222222" calcext:value-type="percentage">
            <text:p>63.6%</text:p>
          </table:table-cell>
          <table:table-cell office:value-type="float" office:value="-0.887917721169986" calcext:value-type="float">
            <text:p>-0.9</text:p>
          </table:table-cell>
          <table:table-cell office:value-type="float" office:value="-6.33875005582757" calcext:value-type="float">
            <text:p>-6.3</text:p>
          </table:table-cell>
          <table:table-cell office:value-type="float" office:value="4.59543044137225" calcext:value-type="float">
            <text:p>4.6</text:p>
          </table:table-cell>
          <table:table-cell table:formula="of:=[.E11]-[.F11]" office:value-type="float" office:value="5.45083233465758" calcext:value-type="float">
            <text:p>5.45083233465758</text:p>
          </table:table-cell>
          <table:table-cell table:formula="of:=[.G11]-[.E11]" office:value-type="float" office:value="5.48334816254224" calcext:value-type="float">
            <text:p>5.48334816254224</text:p>
          </table:table-cell>
          <table:table-cell table:formula="of:=AVERAGE([.H11:.I11])" office:value-type="float" office:value="5.46709024859991" calcext:value-type="float">
            <text:p>5.46709024859991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0.517361111111111" calcext:value-type="percentage">
            <text:p>51.7%</text:p>
          </table:table-cell>
          <table:table-cell office:value-type="float" office:value="-0.102101740532043" calcext:value-type="float">
            <text:p>-0.1</text:p>
          </table:table-cell>
          <table:table-cell office:value-type="float" office:value="-5.19199167807279" calcext:value-type="float">
            <text:p>-5.2</text:p>
          </table:table-cell>
          <table:table-cell office:value-type="float" office:value="5.04892602948952" calcext:value-type="float">
            <text:p>5.0</text:p>
          </table:table-cell>
          <table:table-cell table:formula="of:=[.E12]-[.F12]" office:value-type="float" office:value="5.08988993754075" calcext:value-type="float">
            <text:p>5.08988993754075</text:p>
          </table:table-cell>
          <table:table-cell table:formula="of:=[.G12]-[.E12]" office:value-type="float" office:value="5.15102777002156" calcext:value-type="float">
            <text:p>5.15102777002156</text:p>
          </table:table-cell>
          <table:table-cell table:formula="of:=AVERAGE([.H12:.I12])" office:value-type="float" office:value="5.12045885378116" calcext:value-type="float">
            <text:p>5.12045885378116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0.714111111111111" calcext:value-type="percentage">
            <text:p>71.4%</text:p>
          </table:table-cell>
          <table:table-cell office:value-type="float" office:value="1.51663300838006" calcext:value-type="float">
            <text:p>1.5</text:p>
          </table:table-cell>
          <table:table-cell office:value-type="float" office:value="-3.72791622421459" calcext:value-type="float">
            <text:p>-3.7</text:p>
          </table:table-cell>
          <table:table-cell office:value-type="float" office:value="6.74956132151259" calcext:value-type="float">
            <text:p>6.7</text:p>
          </table:table-cell>
          <table:table-cell table:formula="of:=[.E13]-[.F13]" office:value-type="float" office:value="5.24454923259465" calcext:value-type="float">
            <text:p>5.24454923259465</text:p>
          </table:table-cell>
          <table:table-cell table:formula="of:=[.G13]-[.E13]" office:value-type="float" office:value="5.23292831313253" calcext:value-type="float">
            <text:p>5.23292831313253</text:p>
          </table:table-cell>
          <table:table-cell table:formula="of:=AVERAGE([.H13:.I13])" office:value-type="float" office:value="5.23873877286359" calcext:value-type="float">
            <text:p>5.23873877286359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795305555555556" calcext:value-type="percentage">
            <text:p>79.5%</text:p>
          </table:table-cell>
          <table:table-cell office:value-type="float" office:value="2.82335350619941" calcext:value-type="float">
            <text:p>2.8</text:p>
          </table:table-cell>
          <table:table-cell office:value-type="float" office:value="-3.94305257054456" calcext:value-type="float">
            <text:p>-3.9</text:p>
          </table:table-cell>
          <table:table-cell office:value-type="float" office:value="9.5833546136003" calcext:value-type="float">
            <text:p>9.6</text:p>
          </table:table-cell>
          <table:table-cell table:formula="of:=[.E14]-[.F14]" office:value-type="float" office:value="6.76640607674397" calcext:value-type="float">
            <text:p>6.76640607674397</text:p>
          </table:table-cell>
          <table:table-cell table:formula="of:=[.G14]-[.E14]" office:value-type="float" office:value="6.76000110740089" calcext:value-type="float">
            <text:p>6.76000110740089</text:p>
          </table:table-cell>
          <table:table-cell table:formula="of:=AVERAGE([.H14:.I14])" office:value-type="float" office:value="6.76320359207243" calcext:value-type="float">
            <text:p>6.76320359207243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999444444444444" calcext:value-type="percentage">
            <text:p>99.9%</text:p>
          </table:table-cell>
          <table:table-cell office:value-type="float" office:value="-8.10398015910527" calcext:value-type="float">
            <text:p>-8.1</text:p>
          </table:table-cell>
          <table:table-cell office:value-type="float" office:value="-12.9293716607116" calcext:value-type="float">
            <text:p>-12.9</text:p>
          </table:table-cell>
          <table:table-cell office:value-type="float" office:value="-3.23071479531421" calcext:value-type="float">
            <text:p>-3.2</text:p>
          </table:table-cell>
          <table:table-cell table:formula="of:=[.E15]-[.F15]" office:value-type="float" office:value="4.82539150160633" calcext:value-type="float">
            <text:p>4.82539150160633</text:p>
          </table:table-cell>
          <table:table-cell table:formula="of:=[.G15]-[.E15]" office:value-type="float" office:value="4.87326536379106" calcext:value-type="float">
            <text:p>4.87326536379106</text:p>
          </table:table-cell>
          <table:table-cell table:formula="of:=AVERAGE([.H15:.I15])" office:value-type="float" office:value="4.8493284326987" calcext:value-type="float">
            <text:p>4.8493284326987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977638888888889" calcext:value-type="percentage">
            <text:p>97.8%</text:p>
          </table:table-cell>
          <table:table-cell office:value-type="float" office:value="-4.27784397571658" calcext:value-type="float">
            <text:p>-4.3</text:p>
          </table:table-cell>
          <table:table-cell office:value-type="float" office:value="-8.45670406872154" calcext:value-type="float">
            <text:p>-8.5</text:p>
          </table:table-cell>
          <table:table-cell office:value-type="float" office:value="-0.095933089794982" calcext:value-type="float">
            <text:p>-0.1</text:p>
          </table:table-cell>
          <table:table-cell table:formula="of:=[.E16]-[.F16]" office:value-type="float" office:value="4.17886009300496" calcext:value-type="float">
            <text:p>4.17886009300496</text:p>
          </table:table-cell>
          <table:table-cell table:formula="of:=[.G16]-[.E16]" office:value-type="float" office:value="4.1819108859216" calcext:value-type="float">
            <text:p>4.1819108859216</text:p>
          </table:table-cell>
          <table:table-cell table:formula="of:=AVERAGE([.H16:.I16])" office:value-type="float" office:value="4.18038548946328" calcext:value-type="float">
            <text:p>4.18038548946328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719222222222222" calcext:value-type="percentage">
            <text:p>71.9%</text:p>
          </table:table-cell>
          <table:table-cell office:value-type="float" office:value="-3.33463949636817" calcext:value-type="float">
            <text:p>-3.3</text:p>
          </table:table-cell>
          <table:table-cell office:value-type="float" office:value="-15.651768252894" calcext:value-type="float">
            <text:p>-15.7</text:p>
          </table:table-cell>
          <table:table-cell office:value-type="float" office:value="8.79228829578179" calcext:value-type="float">
            <text:p>8.8</text:p>
          </table:table-cell>
          <table:table-cell table:formula="of:=[.E17]-[.F17]" office:value-type="float" office:value="12.3171287565258" calcext:value-type="float">
            <text:p>12.3171287565258</text:p>
          </table:table-cell>
          <table:table-cell table:formula="of:=[.G17]-[.E17]" office:value-type="float" office:value="12.12692779215" calcext:value-type="float">
            <text:p>12.12692779215</text:p>
          </table:table-cell>
          <table:table-cell table:formula="of:=AVERAGE([.H17:.I17])" office:value-type="float" office:value="12.2220282743379" calcext:value-type="float">
            <text:p>12.2220282743379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943583333333333" calcext:value-type="percentage">
            <text:p>94.4%</text:p>
          </table:table-cell>
          <table:table-cell office:value-type="float" office:value="-9.10776154473916" calcext:value-type="float">
            <text:p>-9.1</text:p>
          </table:table-cell>
          <table:table-cell office:value-type="float" office:value="-20.7052710990355" calcext:value-type="float">
            <text:p>-20.7</text:p>
          </table:table-cell>
          <table:table-cell office:value-type="float" office:value="2.12279580952731" calcext:value-type="float">
            <text:p>2.1</text:p>
          </table:table-cell>
          <table:table-cell table:formula="of:=[.E18]-[.F18]" office:value-type="float" office:value="11.5975095542963" calcext:value-type="float">
            <text:p>11.5975095542963</text:p>
          </table:table-cell>
          <table:table-cell table:formula="of:=[.G18]-[.E18]" office:value-type="float" office:value="11.2305573542665" calcext:value-type="float">
            <text:p>11.2305573542665</text:p>
          </table:table-cell>
          <table:table-cell table:formula="of:=AVERAGE([.H18:.I18])" office:value-type="float" office:value="11.4140334542814" calcext:value-type="float">
            <text:p>11.4140334542814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64975" calcext:value-type="percentage">
            <text:p>65.0%</text:p>
          </table:table-cell>
          <table:table-cell office:value-type="float" office:value="2.24028704657455" calcext:value-type="float">
            <text:p>2.2</text:p>
          </table:table-cell>
          <table:table-cell office:value-type="float" office:value="-9.54433489589636" calcext:value-type="float">
            <text:p>-9.5</text:p>
          </table:table-cell>
          <table:table-cell office:value-type="float" office:value="13.9116562340892" calcext:value-type="float">
            <text:p>13.9</text:p>
          </table:table-cell>
          <table:table-cell table:formula="of:=[.E19]-[.F19]" office:value-type="float" office:value="11.7846219424709" calcext:value-type="float">
            <text:p>11.7846219424709</text:p>
          </table:table-cell>
          <table:table-cell table:formula="of:=[.G19]-[.E19]" office:value-type="float" office:value="11.6713691875146" calcext:value-type="float">
            <text:p>11.6713691875146</text:p>
          </table:table-cell>
          <table:table-cell table:formula="of:=AVERAGE([.H19:.I19])" office:value-type="float" office:value="11.7279955649928" calcext:value-type="float">
            <text:p>11.7279955649928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mortality</text:p>
          </table:table-cell>
          <table:table-cell office:value-type="percentage" office:value="0.810194444444444" calcext:value-type="percentage">
            <text:p>81.0%</text:p>
          </table:table-cell>
          <table:table-cell office:value-type="float" office:value="3.7312633655072" calcext:value-type="float">
            <text:p>3.7</text:p>
          </table:table-cell>
          <table:table-cell office:value-type="float" office:value="-4.79842361192019" calcext:value-type="float">
            <text:p>-4.8</text:p>
          </table:table-cell>
          <table:table-cell office:value-type="float" office:value="12.0300132782316" calcext:value-type="float">
            <text:p>12.0</text:p>
          </table:table-cell>
          <table:table-cell table:formula="of:=[.E20]-[.F20]" office:value-type="float" office:value="8.52968697742739" calcext:value-type="float">
            <text:p>8.52968697742739</text:p>
          </table:table-cell>
          <table:table-cell table:formula="of:=[.G20]-[.E20]" office:value-type="float" office:value="8.2987499127244" calcext:value-type="float">
            <text:p>8.2987499127244</text:p>
          </table:table-cell>
          <table:table-cell table:formula="of:=AVERAGE([.H20:.I20])" office:value-type="float" office:value="8.41421844507589" calcext:value-type="float">
            <text:p>8.41421844507589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mortality</text:p>
          </table:table-cell>
          <table:table-cell office:value-type="percentage" office:value="1" calcext:value-type="percentage">
            <text:p>100.0%</text:p>
          </table:table-cell>
          <table:table-cell office:value-type="float" office:value="20.4656609824254" calcext:value-type="float">
            <text:p>20.5</text:p>
          </table:table-cell>
          <table:table-cell office:value-type="float" office:value="12.0914464544355" calcext:value-type="float">
            <text:p>12.1</text:p>
          </table:table-cell>
          <table:table-cell office:value-type="float" office:value="29.3336475695801" calcext:value-type="float">
            <text:p>29.3</text:p>
          </table:table-cell>
          <table:table-cell table:formula="of:=[.E21]-[.F21]" office:value-type="float" office:value="8.3742145279899" calcext:value-type="float">
            <text:p>8.3742145279899</text:p>
          </table:table-cell>
          <table:table-cell table:formula="of:=[.G21]-[.E21]" office:value-type="float" office:value="8.8679865871547" calcext:value-type="float">
            <text:p>8.8679865871547</text:p>
          </table:table-cell>
          <table:table-cell table:formula="of:=AVERAGE([.H21:.I21])" office:value-type="float" office:value="8.6211005575723" calcext:value-type="float">
            <text:p>8.6211005575723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mortality</text:p>
          </table:table-cell>
          <table:table-cell office:value-type="percentage" office:value="0.666861111111111" calcext:value-type="percentage">
            <text:p>66.7%</text:p>
          </table:table-cell>
          <table:table-cell office:value-type="float" office:value="1.56585829830476" calcext:value-type="float">
            <text:p>1.6</text:p>
          </table:table-cell>
          <table:table-cell office:value-type="float" office:value="-5.7831218537825" calcext:value-type="float">
            <text:p>-5.8</text:p>
          </table:table-cell>
          <table:table-cell office:value-type="float" office:value="8.67093567093586" calcext:value-type="float">
            <text:p>8.7</text:p>
          </table:table-cell>
          <table:table-cell table:formula="of:=[.E22]-[.F22]" office:value-type="float" office:value="7.34898015208726" calcext:value-type="float">
            <text:p>7.34898015208726</text:p>
          </table:table-cell>
          <table:table-cell table:formula="of:=[.G22]-[.E22]" office:value-type="float" office:value="7.1050773726311" calcext:value-type="float">
            <text:p>7.1050773726311</text:p>
          </table:table-cell>
          <table:table-cell table:formula="of:=AVERAGE([.H22:.I22])" office:value-type="float" office:value="7.22702876235918" calcext:value-type="float">
            <text:p>7.22702876235918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mortality</text:p>
          </table:table-cell>
          <table:table-cell office:value-type="percentage" office:value="0.926194444444444" calcext:value-type="percentage">
            <text:p>92.6%</text:p>
          </table:table-cell>
          <table:table-cell office:value-type="float" office:value="6.50871572362316" calcext:value-type="float">
            <text:p>6.5</text:p>
          </table:table-cell>
          <table:table-cell office:value-type="float" office:value="-2.56096998475644" calcext:value-type="float">
            <text:p>-2.6</text:p>
          </table:table-cell>
          <table:table-cell office:value-type="float" office:value="15.6162440859275" calcext:value-type="float">
            <text:p>15.6</text:p>
          </table:table-cell>
          <table:table-cell table:formula="of:=[.E23]-[.F23]" office:value-type="float" office:value="9.0696857083796" calcext:value-type="float">
            <text:p>9.0696857083796</text:p>
          </table:table-cell>
          <table:table-cell table:formula="of:=[.G23]-[.E23]" office:value-type="float" office:value="9.10752836230434" calcext:value-type="float">
            <text:p>9.10752836230434</text:p>
          </table:table-cell>
          <table:table-cell table:formula="of:=AVERAGE([.H23:.I23])" office:value-type="float" office:value="9.08860703534197" calcext:value-type="float">
            <text:p>9.08860703534197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mortality</text:p>
          </table:table-cell>
          <table:table-cell office:value-type="percentage" office:value="0.740888888888889" calcext:value-type="percentage">
            <text:p>74.1%</text:p>
          </table:table-cell>
          <table:table-cell office:value-type="float" office:value="2.84894103732698" calcext:value-type="float">
            <text:p>2.8</text:p>
          </table:table-cell>
          <table:table-cell office:value-type="float" office:value="-5.63065599452771" calcext:value-type="float">
            <text:p>-5.6</text:p>
          </table:table-cell>
          <table:table-cell office:value-type="float" office:value="11.5579997789441" calcext:value-type="float">
            <text:p>11.6</text:p>
          </table:table-cell>
          <table:table-cell table:formula="of:=[.E24]-[.F24]" office:value-type="float" office:value="8.47959703185469" calcext:value-type="float">
            <text:p>8.47959703185469</text:p>
          </table:table-cell>
          <table:table-cell table:formula="of:=[.G24]-[.E24]" office:value-type="float" office:value="8.70905874161712" calcext:value-type="float">
            <text:p>8.70905874161712</text:p>
          </table:table-cell>
          <table:table-cell table:formula="of:=AVERAGE([.H24:.I24])" office:value-type="float" office:value="8.5943278867359" calcext:value-type="float">
            <text:p>8.5943278867359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mortality</text:p>
          </table:table-cell>
          <table:table-cell office:value-type="percentage" office:value="0.774138888888889" calcext:value-type="percentage">
            <text:p>77.4%</text:p>
          </table:table-cell>
          <table:table-cell office:value-type="float" office:value="3.92748845557623" calcext:value-type="float">
            <text:p>3.9</text:p>
          </table:table-cell>
          <table:table-cell office:value-type="float" office:value="-6.70280389476607" calcext:value-type="float">
            <text:p>-6.7</text:p>
          </table:table-cell>
          <table:table-cell office:value-type="float" office:value="14.1480626106747" calcext:value-type="float">
            <text:p>14.1</text:p>
          </table:table-cell>
          <table:table-cell table:formula="of:=[.E25]-[.F25]" office:value-type="float" office:value="10.6302923503423" calcext:value-type="float">
            <text:p>10.6302923503423</text:p>
          </table:table-cell>
          <table:table-cell table:formula="of:=[.G25]-[.E25]" office:value-type="float" office:value="10.2205741550985" calcext:value-type="float">
            <text:p>10.2205741550985</text:p>
          </table:table-cell>
          <table:table-cell table:formula="of:=AVERAGE([.H25:.I25])" office:value-type="float" office:value="10.4254332527204" calcext:value-type="float">
            <text:p>10.4254332527204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Variance in damage</text:p>
          </table:table-cell>
          <table:table-cell office:value-type="percentage" office:value="0.717916666666667" calcext:value-type="percentage">
            <text:p>71.8%</text:p>
          </table:table-cell>
          <table:table-cell office:value-type="float" office:value="8.82173169475902" calcext:value-type="float">
            <text:p>8.8</text:p>
          </table:table-cell>
          <table:table-cell office:value-type="float" office:value="-20.4344632282689" calcext:value-type="float">
            <text:p>-20.4</text:p>
          </table:table-cell>
          <table:table-cell office:value-type="float" office:value="39.7929175148978" calcext:value-type="float">
            <text:p>39.8</text:p>
          </table:table-cell>
          <table:table-cell table:formula="of:=[.E26]-[.F26]" office:value-type="float" office:value="29.2561949230279" calcext:value-type="float">
            <text:p>29.2561949230279</text:p>
          </table:table-cell>
          <table:table-cell table:formula="of:=[.G26]-[.E26]" office:value-type="float" office:value="30.9711858201387" calcext:value-type="float">
            <text:p>30.9711858201387</text:p>
          </table:table-cell>
          <table:table-cell table:formula="of:=AVERAGE([.H26:.I26])" office:value-type="float" office:value="30.1136903715833" calcext:value-type="float">
            <text:p>30.1136903715833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Variance in damage</text:p>
          </table:table-cell>
          <table:table-cell office:value-type="percentage" office:value="0.922722222222222" calcext:value-type="percentage">
            <text:p>92.3%</text:p>
          </table:table-cell>
          <table:table-cell office:value-type="float" office:value="-20.3855663041589" calcext:value-type="float">
            <text:p>-20.4</text:p>
          </table:table-cell>
          <table:table-cell office:value-type="float" office:value="-50.2979291928334" calcext:value-type="float">
            <text:p>-50.3</text:p>
          </table:table-cell>
          <table:table-cell office:value-type="float" office:value="6.96515514097687" calcext:value-type="float">
            <text:p>7.0</text:p>
          </table:table-cell>
          <table:table-cell table:formula="of:=[.E27]-[.F27]" office:value-type="float" office:value="29.9123628886744" calcext:value-type="float">
            <text:p>29.9123628886744</text:p>
          </table:table-cell>
          <table:table-cell table:formula="of:=[.G27]-[.E27]" office:value-type="float" office:value="27.3507214451358" calcext:value-type="float">
            <text:p>27.3507214451358</text:p>
          </table:table-cell>
          <table:table-cell table:formula="of:=AVERAGE([.H27:.I27])" office:value-type="float" office:value="28.6315421669051" calcext:value-type="float">
            <text:p>28.631542166905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Variance in damage</text:p>
          </table:table-cell>
          <table:table-cell office:value-type="percentage" office:value="0.6705" calcext:value-type="percentage">
            <text:p>67.1%</text:p>
          </table:table-cell>
          <table:table-cell office:value-type="float" office:value="-8.09181639239985" calcext:value-type="float">
            <text:p>-8.1</text:p>
          </table:table-cell>
          <table:table-cell office:value-type="float" office:value="-44.2910088044035" calcext:value-type="float">
            <text:p>-44.3</text:p>
          </table:table-cell>
          <table:table-cell office:value-type="float" office:value="29.2929787057979" calcext:value-type="float">
            <text:p>29.3</text:p>
          </table:table-cell>
          <table:table-cell table:formula="of:=[.E28]-[.F28]" office:value-type="float" office:value="36.1991924120037" calcext:value-type="float">
            <text:p>36.1991924120037</text:p>
          </table:table-cell>
          <table:table-cell table:formula="of:=[.G28]-[.E28]" office:value-type="float" office:value="37.3847950981977" calcext:value-type="float">
            <text:p>37.3847950981977</text:p>
          </table:table-cell>
          <table:table-cell table:formula="of:=AVERAGE([.H28:.I28])" office:value-type="float" office:value="36.7919937551007" calcext:value-type="float">
            <text:p>36.7919937551007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Variance in damage</text:p>
          </table:table-cell>
          <table:table-cell office:value-type="percentage" office:value="0.569722222222222" calcext:value-type="percentage">
            <text:p>57.0%</text:p>
          </table:table-cell>
          <table:table-cell office:value-type="float" office:value="-2.73763117483071" calcext:value-type="float">
            <text:p>-2.7</text:p>
          </table:table-cell>
          <table:table-cell office:value-type="float" office:value="-37.5056428773471" calcext:value-type="float">
            <text:p>-37.5</text:p>
          </table:table-cell>
          <table:table-cell office:value-type="float" office:value="33.6455710306202" calcext:value-type="float">
            <text:p>33.6</text:p>
          </table:table-cell>
          <table:table-cell table:formula="of:=[.E29]-[.F29]" office:value-type="float" office:value="34.7680117025164" calcext:value-type="float">
            <text:p>34.7680117025164</text:p>
          </table:table-cell>
          <table:table-cell table:formula="of:=[.G29]-[.E29]" office:value-type="float" office:value="36.3832022054509" calcext:value-type="float">
            <text:p>36.3832022054509</text:p>
          </table:table-cell>
          <table:table-cell table:formula="of:=AVERAGE([.H29:.I29])" office:value-type="float" office:value="35.5756069539836" calcext:value-type="float">
            <text:p>35.5756069539836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Variance in damage</text:p>
          </table:table-cell>
          <table:table-cell office:value-type="percentage" office:value="0.731944444444444" calcext:value-type="percentage">
            <text:p>73.2%</text:p>
          </table:table-cell>
          <table:table-cell office:value-type="float" office:value="-18.3757509230998" calcext:value-type="float">
            <text:p>-18.4</text:p>
          </table:table-cell>
          <table:table-cell office:value-type="float" office:value="-83.5029741057186" calcext:value-type="float">
            <text:p>-83.5</text:p>
          </table:table-cell>
          <table:table-cell office:value-type="float" office:value="39.4167883075586" calcext:value-type="float">
            <text:p>39.4</text:p>
          </table:table-cell>
          <table:table-cell table:formula="of:=[.E30]-[.F30]" office:value-type="float" office:value="65.1272231826188" calcext:value-type="float">
            <text:p>65.1272231826188</text:p>
          </table:table-cell>
          <table:table-cell table:formula="of:=[.G30]-[.E30]" office:value-type="float" office:value="57.7925392306584" calcext:value-type="float">
            <text:p>57.7925392306584</text:p>
          </table:table-cell>
          <table:table-cell table:formula="of:=AVERAGE([.H30:.I30])" office:value-type="float" office:value="61.4598812066386" calcext:value-type="float">
            <text:p>61.4598812066386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Variance in damage</text:p>
          </table:table-cell>
          <table:table-cell office:value-type="percentage" office:value="0.789972222222222" calcext:value-type="percentage">
            <text:p>79.0%</text:p>
          </table:table-cell>
          <table:table-cell office:value-type="float" office:value="21.5725309347113" calcext:value-type="float">
            <text:p>21.6</text:p>
          </table:table-cell>
          <table:table-cell office:value-type="float" office:value="-25.0638085128719" calcext:value-type="float">
            <text:p>-25.1</text:p>
          </table:table-cell>
          <table:table-cell office:value-type="float" office:value="79.6939545286013" calcext:value-type="float">
            <text:p>79.7</text:p>
          </table:table-cell>
          <table:table-cell table:formula="of:=[.E31]-[.F31]" office:value-type="float" office:value="46.6363394475833" calcext:value-type="float">
            <text:p>46.6363394475833</text:p>
          </table:table-cell>
          <table:table-cell table:formula="of:=[.G31]-[.E31]" office:value-type="float" office:value="58.12142359389" calcext:value-type="float">
            <text:p>58.12142359389</text:p>
          </table:table-cell>
          <table:table-cell table:formula="of:=AVERAGE([.H31:.I31])" office:value-type="float" office:value="52.3788815207366" calcext:value-type="float">
            <text:p>52.3788815207366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1" calcext:value-type="percentage">
            <text:p>100.0%</text:p>
          </table:table-cell>
          <table:table-cell office:value-type="float" office:value="7.52911242521274" calcext:value-type="float">
            <text:p>7.5</text:p>
          </table:table-cell>
          <table:table-cell office:value-type="float" office:value="5.77500946578198" calcext:value-type="float">
            <text:p>5.8</text:p>
          </table:table-cell>
          <table:table-cell office:value-type="float" office:value="9.26566482833345" calcext:value-type="float">
            <text:p>9.3</text:p>
          </table:table-cell>
          <table:table-cell table:formula="of:=[.E32]-[.F32]" office:value-type="float" office:value="1.75410295943076" calcext:value-type="float">
            <text:p>1.75410295943076</text:p>
          </table:table-cell>
          <table:table-cell table:formula="of:=[.G32]-[.E32]" office:value-type="float" office:value="1.73655240312071" calcext:value-type="float">
            <text:p>1.73655240312071</text:p>
          </table:table-cell>
          <table:table-cell table:formula="of:=AVERAGE([.H32:.I32])" office:value-type="float" office:value="1.74532768127574" calcext:value-type="float">
            <text:p>1.74532768127574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1" calcext:value-type="percentage">
            <text:p>100.0%</text:p>
          </table:table-cell>
          <table:table-cell office:value-type="float" office:value="8.68774460515676" calcext:value-type="float">
            <text:p>8.7</text:p>
          </table:table-cell>
          <table:table-cell office:value-type="float" office:value="7.49815802397584" calcext:value-type="float">
            <text:p>7.5</text:p>
          </table:table-cell>
          <table:table-cell office:value-type="float" office:value="9.86802558853665" calcext:value-type="float">
            <text:p>9.9</text:p>
          </table:table-cell>
          <table:table-cell table:formula="of:=[.E33]-[.F33]" office:value-type="float" office:value="1.18958658118092" calcext:value-type="float">
            <text:p>1.18958658118092</text:p>
          </table:table-cell>
          <table:table-cell table:formula="of:=[.G33]-[.E33]" office:value-type="float" office:value="1.18028098337989" calcext:value-type="float">
            <text:p>1.18028098337989</text:p>
          </table:table-cell>
          <table:table-cell table:formula="of:=AVERAGE([.H33:.I33])" office:value-type="float" office:value="1.18493378228041" calcext:value-type="float">
            <text:p>1.1849337822804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1" calcext:value-type="percentage">
            <text:p>100.0%</text:p>
          </table:table-cell>
          <table:table-cell office:value-type="float" office:value="11.1736118961531" calcext:value-type="float">
            <text:p>11.2</text:p>
          </table:table-cell>
          <table:table-cell office:value-type="float" office:value="8.68172348300652" calcext:value-type="float">
            <text:p>8.7</text:p>
          </table:table-cell>
          <table:table-cell office:value-type="float" office:value="13.7541715736701" calcext:value-type="float">
            <text:p>13.8</text:p>
          </table:table-cell>
          <table:table-cell table:formula="of:=[.E34]-[.F34]" office:value-type="float" office:value="2.49188841314658" calcext:value-type="float">
            <text:p>2.49188841314658</text:p>
          </table:table-cell>
          <table:table-cell table:formula="of:=[.G34]-[.E34]" office:value-type="float" office:value="2.580559677517" calcext:value-type="float">
            <text:p>2.580559677517</text:p>
          </table:table-cell>
          <table:table-cell table:formula="of:=AVERAGE([.H34:.I34])" office:value-type="float" office:value="2.53622404533179" calcext:value-type="float">
            <text:p>2.53622404533179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1" calcext:value-type="percentage">
            <text:p>100.0%</text:p>
          </table:table-cell>
          <table:table-cell office:value-type="float" office:value="8.7649838632042" calcext:value-type="float">
            <text:p>8.8</text:p>
          </table:table-cell>
          <table:table-cell office:value-type="float" office:value="5.96673800005609" calcext:value-type="float">
            <text:p>6.0</text:p>
          </table:table-cell>
          <table:table-cell office:value-type="float" office:value="11.6116861446574" calcext:value-type="float">
            <text:p>11.6</text:p>
          </table:table-cell>
          <table:table-cell table:formula="of:=[.E35]-[.F35]" office:value-type="float" office:value="2.79824586314811" calcext:value-type="float">
            <text:p>2.79824586314811</text:p>
          </table:table-cell>
          <table:table-cell table:formula="of:=[.G35]-[.E35]" office:value-type="float" office:value="2.8467022814532" calcext:value-type="float">
            <text:p>2.8467022814532</text:p>
          </table:table-cell>
          <table:table-cell table:formula="of:=AVERAGE([.H35:.I35])" office:value-type="float" office:value="2.82247407230065" calcext:value-type="float">
            <text:p>2.82247407230065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1" calcext:value-type="percentage">
            <text:p>100.0%</text:p>
          </table:table-cell>
          <table:table-cell office:value-type="float" office:value="8.08938156580845" calcext:value-type="float">
            <text:p>8.1</text:p>
          </table:table-cell>
          <table:table-cell office:value-type="float" office:value="5.50545527607058" calcext:value-type="float">
            <text:p>5.5</text:p>
          </table:table-cell>
          <table:table-cell office:value-type="float" office:value="10.7878476683769" calcext:value-type="float">
            <text:p>10.8</text:p>
          </table:table-cell>
          <table:table-cell table:formula="of:=[.E36]-[.F36]" office:value-type="float" office:value="2.58392628973787" calcext:value-type="float">
            <text:p>2.58392628973787</text:p>
          </table:table-cell>
          <table:table-cell table:formula="of:=[.G36]-[.E36]" office:value-type="float" office:value="2.69846610256845" calcext:value-type="float">
            <text:p>2.69846610256845</text:p>
          </table:table-cell>
          <table:table-cell table:formula="of:=AVERAGE([.H36:.I36])" office:value-type="float" office:value="2.64119619615316" calcext:value-type="float">
            <text:p>2.64119619615316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0.999972222222222" calcext:value-type="percentage">
            <text:p>100.0%</text:p>
          </table:table-cell>
          <table:table-cell office:value-type="float" office:value="8.39902680080186" calcext:value-type="float">
            <text:p>8.4</text:p>
          </table:table-cell>
          <table:table-cell office:value-type="float" office:value="4.7224357996302" calcext:value-type="float">
            <text:p>4.7</text:p>
          </table:table-cell>
          <table:table-cell office:value-type="float" office:value="11.8260636546055" calcext:value-type="float">
            <text:p>11.8</text:p>
          </table:table-cell>
          <table:table-cell table:formula="of:=[.E37]-[.F37]" office:value-type="float" office:value="3.67659100117166" calcext:value-type="float">
            <text:p>3.67659100117166</text:p>
          </table:table-cell>
          <table:table-cell table:formula="of:=[.G37]-[.E37]" office:value-type="float" office:value="3.42703685380364" calcext:value-type="float">
            <text:p>3.42703685380364</text:p>
          </table:table-cell>
          <table:table-cell table:formula="of:=AVERAGE([.H37:.I37])" office:value-type="float" office:value="3.55181392748765" calcext:value-type="float">
            <text:p>3.55181392748765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1" calcext:value-type="percentage">
            <text:p>100.0%</text:p>
          </table:table-cell>
          <table:table-cell office:value-type="float" office:value="5.598077174904" calcext:value-type="float">
            <text:p>5.6</text:p>
          </table:table-cell>
          <table:table-cell office:value-type="float" office:value="3.57452772695214" calcext:value-type="float">
            <text:p>3.6</text:p>
          </table:table-cell>
          <table:table-cell office:value-type="float" office:value="7.62214508882959" calcext:value-type="float">
            <text:p>7.6</text:p>
          </table:table-cell>
          <table:table-cell table:formula="of:=[.E38]-[.F38]" office:value-type="float" office:value="2.02354944795186" calcext:value-type="float">
            <text:p>2.02354944795186</text:p>
          </table:table-cell>
          <table:table-cell table:formula="of:=[.G38]-[.E38]" office:value-type="float" office:value="2.02406791392559" calcext:value-type="float">
            <text:p>2.02406791392559</text:p>
          </table:table-cell>
          <table:table-cell table:formula="of:=AVERAGE([.H38:.I38])" office:value-type="float" office:value="2.02380868093872" calcext:value-type="float">
            <text:p>2.02380868093872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1" calcext:value-type="percentage">
            <text:p>100.0%</text:p>
          </table:table-cell>
          <table:table-cell office:value-type="float" office:value="8.23872688762066" calcext:value-type="float">
            <text:p>8.2</text:p>
          </table:table-cell>
          <table:table-cell office:value-type="float" office:value="6.91147003153069" calcext:value-type="float">
            <text:p>6.9</text:p>
          </table:table-cell>
          <table:table-cell office:value-type="float" office:value="9.57412580783835" calcext:value-type="float">
            <text:p>9.6</text:p>
          </table:table-cell>
          <table:table-cell table:formula="of:=[.E39]-[.F39]" office:value-type="float" office:value="1.32725685608997" calcext:value-type="float">
            <text:p>1.32725685608997</text:p>
          </table:table-cell>
          <table:table-cell table:formula="of:=[.G39]-[.E39]" office:value-type="float" office:value="1.33539892021769" calcext:value-type="float">
            <text:p>1.33539892021769</text:p>
          </table:table-cell>
          <table:table-cell table:formula="of:=AVERAGE([.H39:.I39])" office:value-type="float" office:value="1.33132788815383" calcext:value-type="float">
            <text:p>1.33132788815383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1" calcext:value-type="percentage">
            <text:p>100.0%</text:p>
          </table:table-cell>
          <table:table-cell office:value-type="float" office:value="12.2083497204237" calcext:value-type="float">
            <text:p>12.2</text:p>
          </table:table-cell>
          <table:table-cell office:value-type="float" office:value="9.35490244653448" calcext:value-type="float">
            <text:p>9.4</text:p>
          </table:table-cell>
          <table:table-cell office:value-type="float" office:value="15.082878554372" calcext:value-type="float">
            <text:p>15.1</text:p>
          </table:table-cell>
          <table:table-cell table:formula="of:=[.E40]-[.F40]" office:value-type="float" office:value="2.85344727388922" calcext:value-type="float">
            <text:p>2.85344727388922</text:p>
          </table:table-cell>
          <table:table-cell table:formula="of:=[.G40]-[.E40]" office:value-type="float" office:value="2.8745288339483" calcext:value-type="float">
            <text:p>2.8745288339483</text:p>
          </table:table-cell>
          <table:table-cell table:formula="of:=AVERAGE([.H40:.I40])" office:value-type="float" office:value="2.86398805391876" calcext:value-type="float">
            <text:p>2.86398805391876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96925" calcext:value-type="percentage">
            <text:p>96.9%</text:p>
          </table:table-cell>
          <table:table-cell office:value-type="float" office:value="6.65211687593244" calcext:value-type="float">
            <text:p>6.7</text:p>
          </table:table-cell>
          <table:table-cell office:value-type="float" office:value="-0.335833726038907" calcext:value-type="float">
            <text:p>-0.3</text:p>
          </table:table-cell>
          <table:table-cell office:value-type="float" office:value="13.447158012768" calcext:value-type="float">
            <text:p>13.4</text:p>
          </table:table-cell>
          <table:table-cell table:formula="of:=[.E41]-[.F41]" office:value-type="float" office:value="6.98795060197135" calcext:value-type="float">
            <text:p>6.98795060197135</text:p>
          </table:table-cell>
          <table:table-cell table:formula="of:=[.G41]-[.E41]" office:value-type="float" office:value="6.79504113683556" calcext:value-type="float">
            <text:p>6.79504113683556</text:p>
          </table:table-cell>
          <table:table-cell table:formula="of:=AVERAGE([.H41:.I41])" office:value-type="float" office:value="6.89149586940345" calcext:value-type="float">
            <text:p>6.89149586940345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995694444444444" calcext:value-type="percentage">
            <text:p>99.6%</text:p>
          </table:table-cell>
          <table:table-cell office:value-type="float" office:value="4.39738213407786" calcext:value-type="float">
            <text:p>4.4</text:p>
          </table:table-cell>
          <table:table-cell office:value-type="float" office:value="1.05711682150419" calcext:value-type="float">
            <text:p>1.1</text:p>
          </table:table-cell>
          <table:table-cell office:value-type="float" office:value="7.72109010154889" calcext:value-type="float">
            <text:p>7.7</text:p>
          </table:table-cell>
          <table:table-cell table:formula="of:=[.E42]-[.F42]" office:value-type="float" office:value="3.34026531257367" calcext:value-type="float">
            <text:p>3.34026531257367</text:p>
          </table:table-cell>
          <table:table-cell table:formula="of:=[.G42]-[.E42]" office:value-type="float" office:value="3.32370796747103" calcext:value-type="float">
            <text:p>3.32370796747103</text:p>
          </table:table-cell>
          <table:table-cell table:formula="of:=AVERAGE([.H42:.I42])" office:value-type="float" office:value="3.33198664002235" calcext:value-type="float">
            <text:p>3.33198664002235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852388888888889" calcext:value-type="percentage">
            <text:p>85.2%</text:p>
          </table:table-cell>
          <table:table-cell office:value-type="float" office:value="2.79972704000424" calcext:value-type="float">
            <text:p>2.8</text:p>
          </table:table-cell>
          <table:table-cell office:value-type="float" office:value="-2.48389437839665" calcext:value-type="float">
            <text:p>-2.5</text:p>
          </table:table-cell>
          <table:table-cell office:value-type="float" office:value="7.99704019404603" calcext:value-type="float">
            <text:p>8.0</text:p>
          </table:table-cell>
          <table:table-cell table:formula="of:=[.E43]-[.F43]" office:value-type="float" office:value="5.28362141840089" calcext:value-type="float">
            <text:p>5.28362141840089</text:p>
          </table:table-cell>
          <table:table-cell table:formula="of:=[.G43]-[.E43]" office:value-type="float" office:value="5.19731315404179" calcext:value-type="float">
            <text:p>5.19731315404179</text:p>
          </table:table-cell>
          <table:table-cell table:formula="of:=AVERAGE([.H43:.I43])" office:value-type="float" office:value="5.24046728622134" calcext:value-type="float">
            <text:p>5.24046728622134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Percent mortality</text:p>
          </table:table-cell>
          <table:table-cell office:value-type="percentage" office:value="0.660833333333333" calcext:value-type="percentage">
            <text:p>66.1%</text:p>
          </table:table-cell>
          <table:table-cell office:value-type="float" office:value="3.61126883233883" calcext:value-type="float">
            <text:p>3.6</text:p>
          </table:table-cell>
          <table:table-cell office:value-type="float" office:value="-13.6908042883599" calcext:value-type="float">
            <text:p>-13.7</text:p>
          </table:table-cell>
          <table:table-cell office:value-type="float" office:value="20.941857882624" calcext:value-type="float">
            <text:p>20.9</text:p>
          </table:table-cell>
          <table:table-cell table:formula="of:=[.E44]-[.F44]" office:value-type="float" office:value="17.3020731206987" calcext:value-type="float">
            <text:p>17.3020731206987</text:p>
          </table:table-cell>
          <table:table-cell table:formula="of:=[.G44]-[.E44]" office:value-type="float" office:value="17.3305890502852" calcext:value-type="float">
            <text:p>17.3305890502852</text:p>
          </table:table-cell>
          <table:table-cell table:formula="of:=AVERAGE([.H44:.I44])" office:value-type="float" office:value="17.316331085492" calcext:value-type="float">
            <text:p>17.316331085492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Percent mortality</text:p>
          </table:table-cell>
          <table:table-cell office:value-type="percentage" office:value="0.810777777777778" calcext:value-type="percentage">
            <text:p>81.1%</text:p>
          </table:table-cell>
          <table:table-cell office:value-type="float" office:value="7.38688056142492" calcext:value-type="float">
            <text:p>7.4</text:p>
          </table:table-cell>
          <table:table-cell office:value-type="float" office:value="-9.27223807271487" calcext:value-type="float">
            <text:p>-9.3</text:p>
          </table:table-cell>
          <table:table-cell office:value-type="float" office:value="24.0364260924265" calcext:value-type="float">
            <text:p>24.0</text:p>
          </table:table-cell>
          <table:table-cell table:formula="of:=[.E45]-[.F45]" office:value-type="float" office:value="16.6591186341398" calcext:value-type="float">
            <text:p>16.6591186341398</text:p>
          </table:table-cell>
          <table:table-cell table:formula="of:=[.G45]-[.E45]" office:value-type="float" office:value="16.6495455310016" calcext:value-type="float">
            <text:p>16.6495455310016</text:p>
          </table:table-cell>
          <table:table-cell table:formula="of:=AVERAGE([.H45:.I45])" office:value-type="float" office:value="16.6543320825707" calcext:value-type="float">
            <text:p>16.6543320825707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Percent mortality</text:p>
          </table:table-cell>
          <table:table-cell office:value-type="percentage" office:value="0.580361111111111" calcext:value-type="percentage">
            <text:p>58.0%</text:p>
          </table:table-cell>
          <table:table-cell office:value-type="float" office:value="1.91974136992052" calcext:value-type="float">
            <text:p>1.9</text:p>
          </table:table-cell>
          <table:table-cell office:value-type="float" office:value="-17.7339987673206" calcext:value-type="float">
            <text:p>-17.7</text:p>
          </table:table-cell>
          <table:table-cell office:value-type="float" office:value="21.3304297139935" calcext:value-type="float">
            <text:p>21.3</text:p>
          </table:table-cell>
          <table:table-cell table:formula="of:=[.E46]-[.F46]" office:value-type="float" office:value="19.6537401372411" calcext:value-type="float">
            <text:p>19.6537401372411</text:p>
          </table:table-cell>
          <table:table-cell table:formula="of:=[.G46]-[.E46]" office:value-type="float" office:value="19.410688344073" calcext:value-type="float">
            <text:p>19.410688344073</text:p>
          </table:table-cell>
          <table:table-cell table:formula="of:=AVERAGE([.H46:.I46])" office:value-type="float" office:value="19.532214240657" calcext:value-type="float">
            <text:p>19.532214240657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Percent mortality</text:p>
          </table:table-cell>
          <table:table-cell office:value-type="percentage" office:value="0.663166666666667" calcext:value-type="percentage">
            <text:p>66.3%</text:p>
          </table:table-cell>
          <table:table-cell office:value-type="float" office:value="3.33824717033152" calcext:value-type="float">
            <text:p>3.3</text:p>
          </table:table-cell>
          <table:table-cell office:value-type="float" office:value="-12.6827701606473" calcext:value-type="float">
            <text:p>-12.7</text:p>
          </table:table-cell>
          <table:table-cell office:value-type="float" office:value="19.2882540131302" calcext:value-type="float">
            <text:p>19.3</text:p>
          </table:table-cell>
          <table:table-cell table:formula="of:=[.E47]-[.F47]" office:value-type="float" office:value="16.0210173309788" calcext:value-type="float">
            <text:p>16.0210173309788</text:p>
          </table:table-cell>
          <table:table-cell table:formula="of:=[.G47]-[.E47]" office:value-type="float" office:value="15.9500068427987" calcext:value-type="float">
            <text:p>15.9500068427987</text:p>
          </table:table-cell>
          <table:table-cell table:formula="of:=AVERAGE([.H47:.I47])" office:value-type="float" office:value="15.9855120868888" calcext:value-type="float">
            <text:p>15.9855120868888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Percent mortality</text:p>
          </table:table-cell>
          <table:table-cell office:value-type="percentage" office:value="0.612722222222222" calcext:value-type="percentage">
            <text:p>61.3%</text:p>
          </table:table-cell>
          <table:table-cell office:value-type="float" office:value="-2.30340957477809" calcext:value-type="float">
            <text:p>-2.3</text:p>
          </table:table-cell>
          <table:table-cell office:value-type="float" office:value="-18.4922582345618" calcext:value-type="float">
            <text:p>-18.5</text:p>
          </table:table-cell>
          <table:table-cell office:value-type="float" office:value="13.8082500669667" calcext:value-type="float">
            <text:p>13.8</text:p>
          </table:table-cell>
          <table:table-cell table:formula="of:=[.E48]-[.F48]" office:value-type="float" office:value="16.1888486597837" calcext:value-type="float">
            <text:p>16.1888486597837</text:p>
          </table:table-cell>
          <table:table-cell table:formula="of:=[.G48]-[.E48]" office:value-type="float" office:value="16.1116596417448" calcext:value-type="float">
            <text:p>16.1116596417448</text:p>
          </table:table-cell>
          <table:table-cell table:formula="of:=AVERAGE([.H48:.I48])" office:value-type="float" office:value="16.1502541507642" calcext:value-type="float">
            <text:p>16.1502541507642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Percent mortality</text:p>
          </table:table-cell>
          <table:table-cell office:value-type="percentage" office:value="0.75175" calcext:value-type="percentage">
            <text:p>75.2%</text:p>
          </table:table-cell>
          <table:table-cell office:value-type="float" office:value="5.9335563128583" calcext:value-type="float">
            <text:p>5.9</text:p>
          </table:table-cell>
          <table:table-cell office:value-type="float" office:value="-11.0565767672407" calcext:value-type="float">
            <text:p>-11.1</text:p>
          </table:table-cell>
          <table:table-cell office:value-type="float" office:value="23.4831354207455" calcext:value-type="float">
            <text:p>23.5</text:p>
          </table:table-cell>
          <table:table-cell table:formula="of:=[.E49]-[.F49]" office:value-type="float" office:value="16.990133080099" calcext:value-type="float">
            <text:p>16.990133080099</text:p>
          </table:table-cell>
          <table:table-cell table:formula="of:=[.G49]-[.E49]" office:value-type="float" office:value="17.5495791078872" calcext:value-type="float">
            <text:p>17.5495791078872</text:p>
          </table:table-cell>
          <table:table-cell table:formula="of:=AVERAGE([.H49:.I49])" office:value-type="float" office:value="17.2698560939931" calcext:value-type="float">
            <text:p>17.2698560939931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Variance in damage</text:p>
          </table:table-cell>
          <table:table-cell office:value-type="percentage" office:value="0.655944444444444" calcext:value-type="percentage">
            <text:p>65.6%</text:p>
          </table:table-cell>
          <table:table-cell office:value-type="float" office:value="-6.65242321375826" calcext:value-type="float">
            <text:p>-6.7</text:p>
          </table:table-cell>
          <table:table-cell office:value-type="float" office:value="-39.1557026537604" calcext:value-type="float">
            <text:p>-39.2</text:p>
          </table:table-cell>
          <table:table-cell office:value-type="float" office:value="25.5277086344957" calcext:value-type="float">
            <text:p>25.5</text:p>
          </table:table-cell>
          <table:table-cell table:formula="of:=[.E50]-[.F50]" office:value-type="float" office:value="32.5032794400021" calcext:value-type="float">
            <text:p>32.5032794400021</text:p>
          </table:table-cell>
          <table:table-cell table:formula="of:=[.G50]-[.E50]" office:value-type="float" office:value="32.180131848254" calcext:value-type="float">
            <text:p>32.180131848254</text:p>
          </table:table-cell>
          <table:table-cell table:formula="of:=AVERAGE([.H50:.I50])" office:value-type="float" office:value="32.341705644128" calcext:value-type="float">
            <text:p>32.341705644128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Variance in damage</text:p>
          </table:table-cell>
          <table:table-cell office:value-type="percentage" office:value="0.981805555555556" calcext:value-type="percentage">
            <text:p>98.2%</text:p>
          </table:table-cell>
          <table:table-cell office:value-type="float" office:value="22.7120112518588" calcext:value-type="float">
            <text:p>22.7</text:p>
          </table:table-cell>
          <table:table-cell office:value-type="float" office:value="1.48621450615336" calcext:value-type="float">
            <text:p>1.5</text:p>
          </table:table-cell>
          <table:table-cell office:value-type="float" office:value="44.0567855806052" calcext:value-type="float">
            <text:p>44.1</text:p>
          </table:table-cell>
          <table:table-cell table:formula="of:=[.E51]-[.F51]" office:value-type="float" office:value="21.2257967457054" calcext:value-type="float">
            <text:p>21.2257967457054</text:p>
          </table:table-cell>
          <table:table-cell table:formula="of:=[.G51]-[.E51]" office:value-type="float" office:value="21.3447743287464" calcext:value-type="float">
            <text:p>21.3447743287464</text:p>
          </table:table-cell>
          <table:table-cell table:formula="of:=AVERAGE([.H51:.I51])" office:value-type="float" office:value="21.2852855372259" calcext:value-type="float">
            <text:p>21.2852855372259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Variance in damage</text:p>
          </table:table-cell>
          <table:table-cell office:value-type="percentage" office:value="0.999916666666667" calcext:value-type="percentage">
            <text:p>100.0%</text:p>
          </table:table-cell>
          <table:table-cell office:value-type="float" office:value="80.9631799128317" calcext:value-type="float">
            <text:p>81.0</text:p>
          </table:table-cell>
          <table:table-cell office:value-type="float" office:value="35.9571056117921" calcext:value-type="float">
            <text:p>36.0</text:p>
          </table:table-cell>
          <table:table-cell office:value-type="float" office:value="126.783305495379" calcext:value-type="float">
            <text:p>126.8</text:p>
          </table:table-cell>
          <table:table-cell table:formula="of:=[.E52]-[.F52]" office:value-type="float" office:value="45.0060743010396" calcext:value-type="float">
            <text:p>45.0060743010396</text:p>
          </table:table-cell>
          <table:table-cell table:formula="of:=[.G52]-[.E52]" office:value-type="float" office:value="45.8201255825473" calcext:value-type="float">
            <text:p>45.8201255825473</text:p>
          </table:table-cell>
          <table:table-cell table:formula="of:=AVERAGE([.H52:.I52])" office:value-type="float" office:value="45.4130999417935" calcext:value-type="float">
            <text:p>45.4130999417935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Variance in damage</text:p>
          </table:table-cell>
          <table:table-cell office:value-type="percentage" office:value="0.715333333333333" calcext:value-type="percentage">
            <text:p>71.5%</text:p>
          </table:table-cell>
          <table:table-cell office:value-type="float" office:value="18.1957988983398" calcext:value-type="float">
            <text:p>18.2</text:p>
          </table:table-cell>
          <table:table-cell office:value-type="float" office:value="-48.5992343639649" calcext:value-type="float">
            <text:p>-48.6</text:p>
          </table:table-cell>
          <table:table-cell office:value-type="float" office:value="84.4787234384986" calcext:value-type="float">
            <text:p>84.5</text:p>
          </table:table-cell>
          <table:table-cell table:formula="of:=[.E53]-[.F53]" office:value-type="float" office:value="66.7950332623047" calcext:value-type="float">
            <text:p>66.7950332623047</text:p>
          </table:table-cell>
          <table:table-cell table:formula="of:=[.G53]-[.E53]" office:value-type="float" office:value="66.2829245401588" calcext:value-type="float">
            <text:p>66.2829245401588</text:p>
          </table:table-cell>
          <table:table-cell table:formula="of:=AVERAGE([.H53:.I53])" office:value-type="float" office:value="66.5389789012318" calcext:value-type="float">
            <text:p>66.5389789012318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Variance in damage</text:p>
          </table:table-cell>
          <table:table-cell office:value-type="percentage" office:value="0.873638888888889" calcext:value-type="percentage">
            <text:p>87.4%</text:p>
          </table:table-cell>
          <table:table-cell office:value-type="float" office:value="29.9881794648729" calcext:value-type="float">
            <text:p>30.0</text:p>
          </table:table-cell>
          <table:table-cell office:value-type="float" office:value="-21.5477132682153" calcext:value-type="float">
            <text:p>-21.5</text:p>
          </table:table-cell>
          <table:table-cell office:value-type="float" office:value="81.93005424672" calcext:value-type="float">
            <text:p>81.9</text:p>
          </table:table-cell>
          <table:table-cell table:formula="of:=[.E54]-[.F54]" office:value-type="float" office:value="51.5358927330882" calcext:value-type="float">
            <text:p>51.5358927330882</text:p>
          </table:table-cell>
          <table:table-cell table:formula="of:=[.G54]-[.E54]" office:value-type="float" office:value="51.9418747818471" calcext:value-type="float">
            <text:p>51.9418747818471</text:p>
          </table:table-cell>
          <table:table-cell table:formula="of:=AVERAGE([.H54:.I54])" office:value-type="float" office:value="51.7388837574677" calcext:value-type="float">
            <text:p>51.7388837574677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Insect diversity</text:p>
          </table:table-cell>
          <table:table-cell office:value-type="string" calcext:value-type="string">
            <text:p>Variance in damage</text:p>
          </table:table-cell>
          <table:table-cell office:value-type="percentage" office:value="0.835305555555556" calcext:value-type="percentage">
            <text:p>83.5%</text:p>
          </table:table-cell>
          <table:table-cell office:value-type="float" office:value="-36.5316537515767" calcext:value-type="float">
            <text:p>-36.5</text:p>
          </table:table-cell>
          <table:table-cell office:value-type="float" office:value="-112.604583900045" calcext:value-type="float">
            <text:p>-112.6</text:p>
          </table:table-cell>
          <table:table-cell office:value-type="float" office:value="35.2416773854418" calcext:value-type="float">
            <text:p>35.2</text:p>
          </table:table-cell>
          <table:table-cell table:formula="of:=[.E55]-[.F55]" office:value-type="float" office:value="76.0729301484683" calcext:value-type="float">
            <text:p>76.0729301484683</text:p>
          </table:table-cell>
          <table:table-cell table:formula="of:=[.G55]-[.E55]" office:value-type="float" office:value="71.7733311370185" calcext:value-type="float">
            <text:p>71.7733311370185</text:p>
          </table:table-cell>
          <table:table-cell table:formula="of:=AVERAGE([.H55:.I55])" office:value-type="float" office:value="73.9231306427434" calcext:value-type="float">
            <text:p>73.9231306427434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Insect diversity</text:p>
          </table:table-cell>
          <table:table-cell office:value-type="percentage" office:value="0.947388888888889" calcext:value-type="percentage">
            <text:p>94.7%</text:p>
          </table:table-cell>
          <table:table-cell office:value-type="float" office:value="15.0243341607722" calcext:value-type="float">
            <text:p>15.0</text:p>
          </table:table-cell>
          <table:table-cell office:value-type="float" office:value="-3.82257234612926" calcext:value-type="float">
            <text:p>-3.8</text:p>
          </table:table-cell>
          <table:table-cell office:value-type="float" office:value="33.3154645312806" calcext:value-type="float">
            <text:p>33.3</text:p>
          </table:table-cell>
          <table:table-cell table:formula="of:=[.E56]-[.F56]" office:value-type="float" office:value="18.8469065069015" calcext:value-type="float">
            <text:p>18.8469065069015</text:p>
          </table:table-cell>
          <table:table-cell table:formula="of:=[.G56]-[.E56]" office:value-type="float" office:value="18.2911303705084" calcext:value-type="float">
            <text:p>18.2911303705084</text:p>
          </table:table-cell>
          <table:table-cell table:formula="of:=AVERAGE([.H56:.I56])" office:value-type="float" office:value="18.5690184387049" calcext:value-type="float">
            <text:p>18.5690184387049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Insect diversity</text:p>
          </table:table-cell>
          <table:table-cell office:value-type="percentage" office:value="0.981916666666667" calcext:value-type="percentage">
            <text:p>98.2%</text:p>
          </table:table-cell>
          <table:table-cell office:value-type="float" office:value="20.2360750459718" calcext:value-type="float">
            <text:p>20.2</text:p>
          </table:table-cell>
          <table:table-cell office:value-type="float" office:value="1.30066108395582" calcext:value-type="float">
            <text:p>1.3</text:p>
          </table:table-cell>
          <table:table-cell office:value-type="float" office:value="39.348120949933" calcext:value-type="float">
            <text:p>39.3</text:p>
          </table:table-cell>
          <table:table-cell table:formula="of:=[.E57]-[.F57]" office:value-type="float" office:value="18.9354139620159" calcext:value-type="float">
            <text:p>18.9354139620159</text:p>
          </table:table-cell>
          <table:table-cell table:formula="of:=[.G57]-[.E57]" office:value-type="float" office:value="19.1120459039613" calcext:value-type="float">
            <text:p>19.1120459039613</text:p>
          </table:table-cell>
          <table:table-cell table:formula="of:=AVERAGE([.H57:.I57])" office:value-type="float" office:value="19.0237299329886" calcext:value-type="float">
            <text:p>19.0237299329886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Insect diversity</text:p>
          </table:table-cell>
          <table:table-cell office:value-type="percentage" office:value="0.933805555555556" calcext:value-type="percentage">
            <text:p>93.4%</text:p>
          </table:table-cell>
          <table:table-cell office:value-type="float" office:value="-6.01655093376842" calcext:value-type="float">
            <text:p>-6.0</text:p>
          </table:table-cell>
          <table:table-cell office:value-type="float" office:value="-13.8358266418391" calcext:value-type="float">
            <text:p>-13.8</text:p>
          </table:table-cell>
          <table:table-cell office:value-type="float" office:value="1.75465980994177" calcext:value-type="float">
            <text:p>1.8</text:p>
          </table:table-cell>
          <table:table-cell table:formula="of:=[.E58]-[.F58]" office:value-type="float" office:value="7.81927570807066" calcext:value-type="float">
            <text:p>7.81927570807066</text:p>
          </table:table-cell>
          <table:table-cell table:formula="of:=[.G58]-[.E58]" office:value-type="float" office:value="7.77121074371019" calcext:value-type="float">
            <text:p>7.77121074371019</text:p>
          </table:table-cell>
          <table:table-cell table:formula="of:=AVERAGE([.H58:.I58])" office:value-type="float" office:value="7.79524322589042" calcext:value-type="float">
            <text:p>7.79524322589042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Insect diversity</text:p>
          </table:table-cell>
          <table:table-cell office:value-type="percentage" office:value="1" calcext:value-type="percentage">
            <text:p>100.0%</text:p>
          </table:table-cell>
          <table:table-cell office:value-type="float" office:value="43.6318802437329" calcext:value-type="float">
            <text:p>43.6</text:p>
          </table:table-cell>
          <table:table-cell office:value-type="float" office:value="37.236548047542" calcext:value-type="float">
            <text:p>37.2</text:p>
          </table:table-cell>
          <table:table-cell office:value-type="float" office:value="50.0080642504137" calcext:value-type="float">
            <text:p>50.0</text:p>
          </table:table-cell>
          <table:table-cell table:formula="of:=[.E59]-[.F59]" office:value-type="float" office:value="6.39533219619088" calcext:value-type="float">
            <text:p>6.39533219619088</text:p>
          </table:table-cell>
          <table:table-cell table:formula="of:=[.G59]-[.E59]" office:value-type="float" office:value="6.37618400668079" calcext:value-type="float">
            <text:p>6.37618400668079</text:p>
          </table:table-cell>
          <table:table-cell table:formula="of:=AVERAGE([.H59:.I59])" office:value-type="float" office:value="6.38575810143583" calcext:value-type="float">
            <text:p>6.38575810143583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Insect diversity</text:p>
          </table:table-cell>
          <table:table-cell office:value-type="percentage" office:value="0.811916666666667" calcext:value-type="percentage">
            <text:p>81.2%</text:p>
          </table:table-cell>
          <table:table-cell office:value-type="float" office:value="3.76253481043031" calcext:value-type="float">
            <text:p>3.8</text:p>
          </table:table-cell>
          <table:table-cell office:value-type="float" office:value="-4.5860089818523" calcext:value-type="float">
            <text:p>-4.6</text:p>
          </table:table-cell>
          <table:table-cell office:value-type="float" office:value="12.11766502492" calcext:value-type="float">
            <text:p>12.1</text:p>
          </table:table-cell>
          <table:table-cell table:formula="of:=[.E60]-[.F60]" office:value-type="float" office:value="8.34854379228261" calcext:value-type="float">
            <text:p>8.34854379228261</text:p>
          </table:table-cell>
          <table:table-cell table:formula="of:=[.G60]-[.E60]" office:value-type="float" office:value="8.3551302144897" calcext:value-type="float">
            <text:p>8.3551302144897</text:p>
          </table:table-cell>
          <table:table-cell table:formula="of:=AVERAGE([.H60:.I60])" office:value-type="float" office:value="8.35183700338616" calcext:value-type="float">
            <text:p>8.35183700338616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Insect diversity</text:p>
          </table:table-cell>
          <table:table-cell office:value-type="percentage" office:value="0.910277777777778" calcext:value-type="percentage">
            <text:p>91.0%</text:p>
          </table:table-cell>
          <table:table-cell office:value-type="float" office:value="12.1732297372873" calcext:value-type="float">
            <text:p>12.2</text:p>
          </table:table-cell>
          <table:table-cell office:value-type="float" office:value="-5.78635208136222" calcext:value-type="float">
            <text:p>-5.8</text:p>
          </table:table-cell>
          <table:table-cell office:value-type="float" office:value="29.7304320794633" calcext:value-type="float">
            <text:p>29.7</text:p>
          </table:table-cell>
          <table:table-cell table:formula="of:=[.E61]-[.F61]" office:value-type="float" office:value="17.9595818186496" calcext:value-type="float">
            <text:p>17.9595818186496</text:p>
          </table:table-cell>
          <table:table-cell table:formula="of:=[.G61]-[.E61]" office:value-type="float" office:value="17.557202342176" calcext:value-type="float">
            <text:p>17.557202342176</text:p>
          </table:table-cell>
          <table:table-cell table:formula="of:=AVERAGE([.H61:.I61])" office:value-type="float" office:value="17.7583920804128" calcext:value-type="float">
            <text:p>17.7583920804128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0.914138888888889" calcext:value-type="percentage">
            <text:p>91.4%</text:p>
          </table:table-cell>
          <table:table-cell office:value-type="float" office:value="-2.40539984746512" calcext:value-type="float">
            <text:p>-2.4</text:p>
          </table:table-cell>
          <table:table-cell office:value-type="float" office:value="-5.85233001931629" calcext:value-type="float">
            <text:p>-5.9</text:p>
          </table:table-cell>
          <table:table-cell office:value-type="float" office:value="1.05769771883729" calcext:value-type="float">
            <text:p>1.1</text:p>
          </table:table-cell>
          <table:table-cell table:formula="of:=[.E62]-[.F62]" office:value-type="float" office:value="3.44693017185117" calcext:value-type="float">
            <text:p>3.44693017185117</text:p>
          </table:table-cell>
          <table:table-cell table:formula="of:=[.G62]-[.E62]" office:value-type="float" office:value="3.46309756630241" calcext:value-type="float">
            <text:p>3.46309756630241</text:p>
          </table:table-cell>
          <table:table-cell table:formula="of:=AVERAGE([.H62:.I62])" office:value-type="float" office:value="3.45501386907679" calcext:value-type="float">
            <text:p>3.45501386907679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0.894416666666667" calcext:value-type="percentage">
            <text:p>89.4%</text:p>
          </table:table-cell>
          <table:table-cell office:value-type="float" office:value="-1.7363217331356" calcext:value-type="float">
            <text:p>-1.7</text:p>
          </table:table-cell>
          <table:table-cell office:value-type="float" office:value="-4.45781643897971" calcext:value-type="float">
            <text:p>-4.5</text:p>
          </table:table-cell>
          <table:table-cell office:value-type="float" office:value="1.0134016225432" calcext:value-type="float">
            <text:p>1.0</text:p>
          </table:table-cell>
          <table:table-cell table:formula="of:=[.E63]-[.F63]" office:value-type="float" office:value="2.72149470584411" calcext:value-type="float">
            <text:p>2.72149470584411</text:p>
          </table:table-cell>
          <table:table-cell table:formula="of:=[.G63]-[.E63]" office:value-type="float" office:value="2.7497233556788" calcext:value-type="float">
            <text:p>2.7497233556788</text:p>
          </table:table-cell>
          <table:table-cell table:formula="of:=AVERAGE([.H63:.I63])" office:value-type="float" office:value="2.73560903076145" calcext:value-type="float">
            <text:p>2.73560903076145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0.903416666666667" calcext:value-type="percentage">
            <text:p>90.3%</text:p>
          </table:table-cell>
          <table:table-cell office:value-type="float" office:value="1.99879087589647" calcext:value-type="float">
            <text:p>2.0</text:p>
          </table:table-cell>
          <table:table-cell office:value-type="float" office:value="-0.985359522379005" calcext:value-type="float">
            <text:p>-1.0</text:p>
          </table:table-cell>
          <table:table-cell office:value-type="float" office:value="5.04925424937091" calcext:value-type="float">
            <text:p>5.0</text:p>
          </table:table-cell>
          <table:table-cell table:formula="of:=[.E64]-[.F64]" office:value-type="float" office:value="2.98415039827548" calcext:value-type="float">
            <text:p>2.98415039827548</text:p>
          </table:table-cell>
          <table:table-cell table:formula="of:=[.G64]-[.E64]" office:value-type="float" office:value="3.05046337347444" calcext:value-type="float">
            <text:p>3.05046337347444</text:p>
          </table:table-cell>
          <table:table-cell table:formula="of:=AVERAGE([.H64:.I64])" office:value-type="float" office:value="3.01730688587496" calcext:value-type="float">
            <text:p>3.01730688587496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0.501388888888889" calcext:value-type="percentage">
            <text:p>50.1%</text:p>
          </table:table-cell>
          <table:table-cell office:value-type="float" office:value="0.00143296532132779" calcext:value-type="float">
            <text:p>0.0</text:p>
          </table:table-cell>
          <table:table-cell office:value-type="float" office:value="-7.13525049150092" calcext:value-type="float">
            <text:p>-7.1</text:p>
          </table:table-cell>
          <table:table-cell office:value-type="float" office:value="7.28246615962807" calcext:value-type="float">
            <text:p>7.3</text:p>
          </table:table-cell>
          <table:table-cell table:formula="of:=[.E65]-[.F65]" office:value-type="float" office:value="7.13668345682225" calcext:value-type="float">
            <text:p>7.13668345682225</text:p>
          </table:table-cell>
          <table:table-cell table:formula="of:=[.G65]-[.E65]" office:value-type="float" office:value="7.28103319430674" calcext:value-type="float">
            <text:p>7.28103319430674</text:p>
          </table:table-cell>
          <table:table-cell table:formula="of:=AVERAGE([.H65:.I65])" office:value-type="float" office:value="7.2088583255645" calcext:value-type="float">
            <text:p>7.2088583255645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0.507972222222222" calcext:value-type="percentage">
            <text:p>50.8%</text:p>
          </table:table-cell>
          <table:table-cell office:value-type="float" office:value="0.121387577702769" calcext:value-type="float">
            <text:p>0.1</text:p>
          </table:table-cell>
          <table:table-cell office:value-type="float" office:value="-7.41349471546485" calcext:value-type="float">
            <text:p>-7.4</text:p>
          </table:table-cell>
          <table:table-cell office:value-type="float" office:value="7.96731080221985" calcext:value-type="float">
            <text:p>8.0</text:p>
          </table:table-cell>
          <table:table-cell table:formula="of:=[.E66]-[.F66]" office:value-type="float" office:value="7.53488229316762" calcext:value-type="float">
            <text:p>7.53488229316762</text:p>
          </table:table-cell>
          <table:table-cell table:formula="of:=[.G66]-[.E66]" office:value-type="float" office:value="7.84592322451708" calcext:value-type="float">
            <text:p>7.84592322451708</text:p>
          </table:table-cell>
          <table:table-cell table:formula="of:=AVERAGE([.H66:.I66])" office:value-type="float" office:value="7.69040275884235" calcext:value-type="float">
            <text:p>7.69040275884235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0.709416666666667" calcext:value-type="percentage">
            <text:p>70.9%</text:p>
          </table:table-cell>
          <table:table-cell office:value-type="float" office:value="2.18525000148776" calcext:value-type="float">
            <text:p>2.2</text:p>
          </table:table-cell>
          <table:table-cell office:value-type="float" office:value="-6.03998836128285" calcext:value-type="float">
            <text:p>-6.0</text:p>
          </table:table-cell>
          <table:table-cell office:value-type="float" office:value="10.1085469998251" calcext:value-type="float">
            <text:p>10.1</text:p>
          </table:table-cell>
          <table:table-cell table:formula="of:=[.E67]-[.F67]" office:value-type="float" office:value="8.22523836277061" calcext:value-type="float">
            <text:p>8.22523836277061</text:p>
          </table:table-cell>
          <table:table-cell table:formula="of:=[.G67]-[.E67]" office:value-type="float" office:value="7.92329699833734" calcext:value-type="float">
            <text:p>7.92329699833734</text:p>
          </table:table-cell>
          <table:table-cell table:formula="of:=AVERAGE([.H67:.I67])" office:value-type="float" office:value="8.07426768055398" calcext:value-type="float">
            <text:p>8.07426768055398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8935" calcext:value-type="percentage">
            <text:p>89.4%</text:p>
          </table:table-cell>
          <table:table-cell office:value-type="float" office:value="-4.85376128566147" calcext:value-type="float">
            <text:p>-4.9</text:p>
          </table:table-cell>
          <table:table-cell office:value-type="float" office:value="-12.4638427797464" calcext:value-type="float">
            <text:p>-12.5</text:p>
          </table:table-cell>
          <table:table-cell office:value-type="float" office:value="2.78028105836138" calcext:value-type="float">
            <text:p>2.8</text:p>
          </table:table-cell>
          <table:table-cell table:formula="of:=[.E68]-[.F68]" office:value-type="float" office:value="7.61008149408493" calcext:value-type="float">
            <text:p>7.61008149408493</text:p>
          </table:table-cell>
          <table:table-cell table:formula="of:=[.G68]-[.E68]" office:value-type="float" office:value="7.63404234402285" calcext:value-type="float">
            <text:p>7.63404234402285</text:p>
          </table:table-cell>
          <table:table-cell table:formula="of:=AVERAGE([.H68:.I68])" office:value-type="float" office:value="7.62206191905389" calcext:value-type="float">
            <text:p>7.62206191905389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996555555555556" calcext:value-type="percentage">
            <text:p>99.7%</text:p>
          </table:table-cell>
          <table:table-cell office:value-type="float" office:value="8.45713273936089" calcext:value-type="float">
            <text:p>8.5</text:p>
          </table:table-cell>
          <table:table-cell office:value-type="float" office:value="2.40578800208063" calcext:value-type="float">
            <text:p>2.4</text:p>
          </table:table-cell>
          <table:table-cell office:value-type="float" office:value="14.4069672293949" calcext:value-type="float">
            <text:p>14.4</text:p>
          </table:table-cell>
          <table:table-cell table:formula="of:=[.E69]-[.F69]" office:value-type="float" office:value="6.05134473728026" calcext:value-type="float">
            <text:p>6.05134473728026</text:p>
          </table:table-cell>
          <table:table-cell table:formula="of:=[.G69]-[.E69]" office:value-type="float" office:value="5.94983449003401" calcext:value-type="float">
            <text:p>5.94983449003401</text:p>
          </table:table-cell>
          <table:table-cell table:formula="of:=AVERAGE([.H69:.I69])" office:value-type="float" office:value="6.00058961365713" calcext:value-type="float">
            <text:p>6.00058961365713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970361111111111" calcext:value-type="percentage">
            <text:p>97.0%</text:p>
          </table:table-cell>
          <table:table-cell office:value-type="float" office:value="6.40014983631458" calcext:value-type="float">
            <text:p>6.4</text:p>
          </table:table-cell>
          <table:table-cell office:value-type="float" office:value="-0.249309142854813" calcext:value-type="float">
            <text:p>-0.2</text:p>
          </table:table-cell>
          <table:table-cell office:value-type="float" office:value="13.0382037908786" calcext:value-type="float">
            <text:p>13.0</text:p>
          </table:table-cell>
          <table:table-cell table:formula="of:=[.E70]-[.F70]" office:value-type="float" office:value="6.64945897916939" calcext:value-type="float">
            <text:p>6.64945897916939</text:p>
          </table:table-cell>
          <table:table-cell table:formula="of:=[.G70]-[.E70]" office:value-type="float" office:value="6.63805395456402" calcext:value-type="float">
            <text:p>6.63805395456402</text:p>
          </table:table-cell>
          <table:table-cell table:formula="of:=AVERAGE([.H70:.I70])" office:value-type="float" office:value="6.64375646686671" calcext:value-type="float">
            <text:p>6.64375646686671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831222222222222" calcext:value-type="percentage">
            <text:p>83.1%</text:p>
          </table:table-cell>
          <table:table-cell office:value-type="float" office:value="7.41707605245022" calcext:value-type="float">
            <text:p>7.4</text:p>
          </table:table-cell>
          <table:table-cell office:value-type="float" office:value="-8.89992697351265" calcext:value-type="float">
            <text:p>-8.9</text:p>
          </table:table-cell>
          <table:table-cell office:value-type="float" office:value="23.7176991329115" calcext:value-type="float">
            <text:p>23.7</text:p>
          </table:table-cell>
          <table:table-cell table:formula="of:=[.E71]-[.F71]" office:value-type="float" office:value="16.3170030259629" calcext:value-type="float">
            <text:p>16.3170030259629</text:p>
          </table:table-cell>
          <table:table-cell table:formula="of:=[.G71]-[.E71]" office:value-type="float" office:value="16.3006230804613" calcext:value-type="float">
            <text:p>16.3006230804613</text:p>
          </table:table-cell>
          <table:table-cell table:formula="of:=AVERAGE([.H71:.I71])" office:value-type="float" office:value="16.3088130532121" calcext:value-type="float">
            <text:p>16.3088130532121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973138888888889" calcext:value-type="percentage">
            <text:p>97.3%</text:p>
          </table:table-cell>
          <table:table-cell office:value-type="float" office:value="16.4748506608619" calcext:value-type="float">
            <text:p>16.5</text:p>
          </table:table-cell>
          <table:table-cell office:value-type="float" office:value="-0.294143066391317" calcext:value-type="float">
            <text:p>-0.3</text:p>
          </table:table-cell>
          <table:table-cell office:value-type="float" office:value="34.4300390604633" calcext:value-type="float">
            <text:p>34.4</text:p>
          </table:table-cell>
          <table:table-cell table:formula="of:=[.E72]-[.F72]" office:value-type="float" office:value="16.7689937272532" calcext:value-type="float">
            <text:p>16.7689937272532</text:p>
          </table:table-cell>
          <table:table-cell table:formula="of:=[.G72]-[.E72]" office:value-type="float" office:value="17.9551883996014" calcext:value-type="float">
            <text:p>17.9551883996014</text:p>
          </table:table-cell>
          <table:table-cell table:formula="of:=AVERAGE([.H72:.I72])" office:value-type="float" office:value="17.3620910634273" calcext:value-type="float">
            <text:p>17.3620910634273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869777777777778" calcext:value-type="percentage">
            <text:p>87.0%</text:p>
          </table:table-cell>
          <table:table-cell office:value-type="float" office:value="10.5035885974934" calcext:value-type="float">
            <text:p>10.5</text:p>
          </table:table-cell>
          <table:table-cell office:value-type="float" office:value="-8.62829464860168" calcext:value-type="float">
            <text:p>-8.6</text:p>
          </table:table-cell>
          <table:table-cell office:value-type="float" office:value="28.2549341098519" calcext:value-type="float">
            <text:p>28.3</text:p>
          </table:table-cell>
          <table:table-cell table:formula="of:=[.E73]-[.F73]" office:value-type="float" office:value="19.1318832460951" calcext:value-type="float">
            <text:p>19.1318832460951</text:p>
          </table:table-cell>
          <table:table-cell table:formula="of:=[.G73]-[.E73]" office:value-type="float" office:value="17.7513455123585" calcext:value-type="float">
            <text:p>17.7513455123585</text:p>
          </table:table-cell>
          <table:table-cell table:formula="of:=AVERAGE([.H73:.I73])" office:value-type="float" office:value="18.4416143792268" calcext:value-type="float">
            <text:p>18.4416143792268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mortality</text:p>
          </table:table-cell>
          <table:table-cell office:value-type="percentage" office:value="0.996083333333333" calcext:value-type="percentage">
            <text:p>99.6%</text:p>
          </table:table-cell>
          <table:table-cell office:value-type="float" office:value="18.6774368606187" calcext:value-type="float">
            <text:p>18.7</text:p>
          </table:table-cell>
          <table:table-cell office:value-type="float" office:value="4.91977498665607" calcext:value-type="float">
            <text:p>4.9</text:p>
          </table:table-cell>
          <table:table-cell office:value-type="float" office:value="32.4790471307168" calcext:value-type="float">
            <text:p>32.5</text:p>
          </table:table-cell>
          <table:table-cell table:formula="of:=[.E74]-[.F74]" office:value-type="float" office:value="13.7576618739626" calcext:value-type="float">
            <text:p>13.7576618739626</text:p>
          </table:table-cell>
          <table:table-cell table:formula="of:=[.G74]-[.E74]" office:value-type="float" office:value="13.8016102700981" calcext:value-type="float">
            <text:p>13.8016102700981</text:p>
          </table:table-cell>
          <table:table-cell table:formula="of:=AVERAGE([.H74:.I74])" office:value-type="float" office:value="13.7796360720304" calcext:value-type="float">
            <text:p>13.7796360720304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mortality</text:p>
          </table:table-cell>
          <table:table-cell office:value-type="percentage" office:value="0.859722222222222" calcext:value-type="percentage">
            <text:p>86.0%</text:p>
          </table:table-cell>
          <table:table-cell office:value-type="float" office:value="7.81189999979209" calcext:value-type="float">
            <text:p>7.8</text:p>
          </table:table-cell>
          <table:table-cell office:value-type="float" office:value="-6.7026247469706" calcext:value-type="float">
            <text:p>-6.7</text:p>
          </table:table-cell>
          <table:table-cell office:value-type="float" office:value="21.985119191789" calcext:value-type="float">
            <text:p>22.0</text:p>
          </table:table-cell>
          <table:table-cell table:formula="of:=[.E75]-[.F75]" office:value-type="float" office:value="14.5145247467627" calcext:value-type="float">
            <text:p>14.5145247467627</text:p>
          </table:table-cell>
          <table:table-cell table:formula="of:=[.G75]-[.E75]" office:value-type="float" office:value="14.1732191919969" calcext:value-type="float">
            <text:p>14.1732191919969</text:p>
          </table:table-cell>
          <table:table-cell table:formula="of:=AVERAGE([.H75:.I75])" office:value-type="float" office:value="14.3438719693798" calcext:value-type="float">
            <text:p>14.3438719693798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mortality</text:p>
          </table:table-cell>
          <table:table-cell office:value-type="percentage" office:value="0.989916666666667" calcext:value-type="percentage">
            <text:p>99.0%</text:p>
          </table:table-cell>
          <table:table-cell office:value-type="float" office:value="17.1132165223262" calcext:value-type="float">
            <text:p>17.1</text:p>
          </table:table-cell>
          <table:table-cell office:value-type="float" office:value="2.75052476479578" calcext:value-type="float">
            <text:p>2.8</text:p>
          </table:table-cell>
          <table:table-cell office:value-type="float" office:value="31.2361365529146" calcext:value-type="float">
            <text:p>31.2</text:p>
          </table:table-cell>
          <table:table-cell table:formula="of:=[.E76]-[.F76]" office:value-type="float" office:value="14.3626917575304" calcext:value-type="float">
            <text:p>14.3626917575304</text:p>
          </table:table-cell>
          <table:table-cell table:formula="of:=[.G76]-[.E76]" office:value-type="float" office:value="14.1229200305884" calcext:value-type="float">
            <text:p>14.1229200305884</text:p>
          </table:table-cell>
          <table:table-cell table:formula="of:=AVERAGE([.H76:.I76])" office:value-type="float" office:value="14.2428058940594" calcext:value-type="float">
            <text:p>14.2428058940594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mortality</text:p>
          </table:table-cell>
          <table:table-cell office:value-type="percentage" office:value="0.80125" calcext:value-type="percentage">
            <text:p>80.1%</text:p>
          </table:table-cell>
          <table:table-cell office:value-type="float" office:value="10.693209273705" calcext:value-type="float">
            <text:p>10.7</text:p>
          </table:table-cell>
          <table:table-cell office:value-type="float" office:value="-16.3096235902104" calcext:value-type="float">
            <text:p>-16.3</text:p>
          </table:table-cell>
          <table:table-cell office:value-type="float" office:value="37.5810396220514" calcext:value-type="float">
            <text:p>37.6</text:p>
          </table:table-cell>
          <table:table-cell table:formula="of:=[.E77]-[.F77]" office:value-type="float" office:value="27.0028328639154" calcext:value-type="float">
            <text:p>27.0028328639154</text:p>
          </table:table-cell>
          <table:table-cell table:formula="of:=[.G77]-[.E77]" office:value-type="float" office:value="26.8878303483464" calcext:value-type="float">
            <text:p>26.8878303483464</text:p>
          </table:table-cell>
          <table:table-cell table:formula="of:=AVERAGE([.H77:.I77])" office:value-type="float" office:value="26.9453316061309" calcext:value-type="float">
            <text:p>26.9453316061309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mortality</text:p>
          </table:table-cell>
          <table:table-cell office:value-type="percentage" office:value="0.769222222222222" calcext:value-type="percentage">
            <text:p>76.9%</text:p>
          </table:table-cell>
          <table:table-cell office:value-type="float" office:value="5.73667725353972" calcext:value-type="float">
            <text:p>5.7</text:p>
          </table:table-cell>
          <table:table-cell office:value-type="float" office:value="-9.41157417485946" calcext:value-type="float">
            <text:p>-9.4</text:p>
          </table:table-cell>
          <table:table-cell office:value-type="float" office:value="20.8822432443414" calcext:value-type="float">
            <text:p>20.9</text:p>
          </table:table-cell>
          <table:table-cell table:formula="of:=[.E78]-[.F78]" office:value-type="float" office:value="15.1482514283992" calcext:value-type="float">
            <text:p>15.1482514283992</text:p>
          </table:table-cell>
          <table:table-cell table:formula="of:=[.G78]-[.E78]" office:value-type="float" office:value="15.1455659908017" calcext:value-type="float">
            <text:p>15.1455659908017</text:p>
          </table:table-cell>
          <table:table-cell table:formula="of:=AVERAGE([.H78:.I78])" office:value-type="float" office:value="15.1469087096004" calcext:value-type="float">
            <text:p>15.1469087096004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mortality</text:p>
          </table:table-cell>
          <table:table-cell office:value-type="percentage" office:value="0.626805555555556" calcext:value-type="percentage">
            <text:p>62.7%</text:p>
          </table:table-cell>
          <table:table-cell office:value-type="float" office:value="3.56203731427153" calcext:value-type="float">
            <text:p>3.6</text:p>
          </table:table-cell>
          <table:table-cell office:value-type="float" office:value="-18.2919934012787" calcext:value-type="float">
            <text:p>-18.3</text:p>
          </table:table-cell>
          <table:table-cell office:value-type="float" office:value="25.249301125842" calcext:value-type="float">
            <text:p>25.2</text:p>
          </table:table-cell>
          <table:table-cell table:formula="of:=[.E79]-[.F79]" office:value-type="float" office:value="21.8540307155502" calcext:value-type="float">
            <text:p>21.8540307155502</text:p>
          </table:table-cell>
          <table:table-cell table:formula="of:=[.G79]-[.E79]" office:value-type="float" office:value="21.6872638115705" calcext:value-type="float">
            <text:p>21.6872638115705</text:p>
          </table:table-cell>
          <table:table-cell table:formula="of:=AVERAGE([.H79:.I79])" office:value-type="float" office:value="21.7706472635603" calcext:value-type="float">
            <text:p>21.7706472635603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Variance in damage</text:p>
          </table:table-cell>
          <table:table-cell office:value-type="percentage" office:value="0.841666666666667" calcext:value-type="percentage">
            <text:p>84.2%</text:p>
          </table:table-cell>
          <table:table-cell office:value-type="float" office:value="-21.3043681875532" calcext:value-type="float">
            <text:p>-21.3</text:p>
          </table:table-cell>
          <table:table-cell office:value-type="float" office:value="-65.3176029377097" calcext:value-type="float">
            <text:p>-65.3</text:p>
          </table:table-cell>
          <table:table-cell office:value-type="float" office:value="19.3251041771218" calcext:value-type="float">
            <text:p>19.3</text:p>
          </table:table-cell>
          <table:table-cell table:formula="of:=[.E80]-[.F80]" office:value-type="float" office:value="44.0132347501565" calcext:value-type="float">
            <text:p>44.0132347501565</text:p>
          </table:table-cell>
          <table:table-cell table:formula="of:=[.G80]-[.E80]" office:value-type="float" office:value="40.6294723646751" calcext:value-type="float">
            <text:p>40.6294723646751</text:p>
          </table:table-cell>
          <table:table-cell table:formula="of:=AVERAGE([.H80:.I80])" office:value-type="float" office:value="42.3213535574158" calcext:value-type="float">
            <text:p>42.3213535574158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Variance in damage</text:p>
          </table:table-cell>
          <table:table-cell office:value-type="percentage" office:value="0.580333333333333" calcext:value-type="percentage">
            <text:p>58.0%</text:p>
          </table:table-cell>
          <table:table-cell office:value-type="float" office:value="4.21135037702661" calcext:value-type="float">
            <text:p>4.2</text:p>
          </table:table-cell>
          <table:table-cell office:value-type="float" office:value="-32.7335292023216" calcext:value-type="float">
            <text:p>-32.7</text:p>
          </table:table-cell>
          <table:table-cell office:value-type="float" office:value="43.0760421913698" calcext:value-type="float">
            <text:p>43.1</text:p>
          </table:table-cell>
          <table:table-cell table:formula="of:=[.E81]-[.F81]" office:value-type="float" office:value="36.9448795793482" calcext:value-type="float">
            <text:p>36.9448795793482</text:p>
          </table:table-cell>
          <table:table-cell table:formula="of:=[.G81]-[.E81]" office:value-type="float" office:value="38.8646918143432" calcext:value-type="float">
            <text:p>38.8646918143432</text:p>
          </table:table-cell>
          <table:table-cell table:formula="of:=AVERAGE([.H81:.I81])" office:value-type="float" office:value="37.9047856968457" calcext:value-type="float">
            <text:p>37.9047856968457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Variance in damage</text:p>
          </table:table-cell>
          <table:table-cell office:value-type="percentage" office:value="0.904194444444444" calcext:value-type="percentage">
            <text:p>90.4%</text:p>
          </table:table-cell>
          <table:table-cell office:value-type="float" office:value="-37.988910178622" calcext:value-type="float">
            <text:p>-38.0</text:p>
          </table:table-cell>
          <table:table-cell office:value-type="float" office:value="-95.1136371012225" calcext:value-type="float">
            <text:p>-95.1</text:p>
          </table:table-cell>
          <table:table-cell office:value-type="float" office:value="19.3488074652752" calcext:value-type="float">
            <text:p>19.3</text:p>
          </table:table-cell>
          <table:table-cell table:formula="of:=[.E82]-[.F82]" office:value-type="float" office:value="57.1247269226005" calcext:value-type="float">
            <text:p>57.1247269226005</text:p>
          </table:table-cell>
          <table:table-cell table:formula="of:=[.G82]-[.E82]" office:value-type="float" office:value="57.3377176438972" calcext:value-type="float">
            <text:p>57.3377176438972</text:p>
          </table:table-cell>
          <table:table-cell table:formula="of:=AVERAGE([.H82:.I82])" office:value-type="float" office:value="57.2312222832488" calcext:value-type="float">
            <text:p>57.2312222832488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Variance in damage</text:p>
          </table:table-cell>
          <table:table-cell office:value-type="percentage" office:value="0.729861111111111" calcext:value-type="percentage">
            <text:p>73.0%</text:p>
          </table:table-cell>
          <table:table-cell office:value-type="float" office:value="-14.4784172238811" calcext:value-type="float">
            <text:p>-14.5</text:p>
          </table:table-cell>
          <table:table-cell office:value-type="float" office:value="-65.7915354275015" calcext:value-type="float">
            <text:p>-65.8</text:p>
          </table:table-cell>
          <table:table-cell office:value-type="float" office:value="39.0286812032576" calcext:value-type="float">
            <text:p>39.0</text:p>
          </table:table-cell>
          <table:table-cell table:formula="of:=[.E83]-[.F83]" office:value-type="float" office:value="51.3131182036203" calcext:value-type="float">
            <text:p>51.3131182036203</text:p>
          </table:table-cell>
          <table:table-cell table:formula="of:=[.G83]-[.E83]" office:value-type="float" office:value="53.5070984271387" calcext:value-type="float">
            <text:p>53.5070984271387</text:p>
          </table:table-cell>
          <table:table-cell table:formula="of:=AVERAGE([.H83:.I83])" office:value-type="float" office:value="52.4101083153795" calcext:value-type="float">
            <text:p>52.4101083153795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Variance in damage</text:p>
          </table:table-cell>
          <table:table-cell office:value-type="percentage" office:value="0.701333333333333" calcext:value-type="percentage">
            <text:p>70.1%</text:p>
          </table:table-cell>
          <table:table-cell office:value-type="float" office:value="-21.7525786572733" calcext:value-type="float">
            <text:p>-21.8</text:p>
          </table:table-cell>
          <table:table-cell office:value-type="float" office:value="-114.141126225376" calcext:value-type="float">
            <text:p>-114.1</text:p>
          </table:table-cell>
          <table:table-cell office:value-type="float" office:value="77.6034621244763" calcext:value-type="float">
            <text:p>77.6</text:p>
          </table:table-cell>
          <table:table-cell table:formula="of:=[.E84]-[.F84]" office:value-type="float" office:value="92.3885475681028" calcext:value-type="float">
            <text:p>92.3885475681028</text:p>
          </table:table-cell>
          <table:table-cell table:formula="of:=[.G84]-[.E84]" office:value-type="float" office:value="99.3560407817495" calcext:value-type="float">
            <text:p>99.3560407817495</text:p>
          </table:table-cell>
          <table:table-cell table:formula="of:=AVERAGE([.H84:.I84])" office:value-type="float" office:value="95.8722941749262" calcext:value-type="float">
            <text:p>95.8722941749262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Variance in damage</text:p>
          </table:table-cell>
          <table:table-cell office:value-type="percentage" office:value="0.527027777777778" calcext:value-type="percentage">
            <text:p>52.7%</text:p>
          </table:table-cell>
          <table:table-cell office:value-type="float" office:value="-0.702168626335261" calcext:value-type="float">
            <text:p>-0.7</text:p>
          </table:table-cell>
          <table:table-cell office:value-type="float" office:value="-63.6790103162231" calcext:value-type="float">
            <text:p>-63.7</text:p>
          </table:table-cell>
          <table:table-cell office:value-type="float" office:value="69.9962530191745" calcext:value-type="float">
            <text:p>70.0</text:p>
          </table:table-cell>
          <table:table-cell table:formula="of:=[.E85]-[.F85]" office:value-type="float" office:value="62.9768416898879" calcext:value-type="float">
            <text:p>62.9768416898879</text:p>
          </table:table-cell>
          <table:table-cell table:formula="of:=[.G85]-[.E85]" office:value-type="float" office:value="70.6984216455097" calcext:value-type="float">
            <text:p>70.6984216455097</text:p>
          </table:table-cell>
          <table:table-cell table:formula="of:=AVERAGE([.H85:.I85])" office:value-type="float" office:value="66.8376316676988" calcext:value-type="float">
            <text:p>66.8376316676988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Water addition</text:p>
          </table:table-cell>
          <table:table-cell office:value-type="string" calcext:value-type="string">
            <text:p>Insect diversity</text:p>
          </table:table-cell>
          <table:table-cell office:value-type="percentage" office:value="0.623333333333333" calcext:value-type="percentage">
            <text:p>62.3%</text:p>
          </table:table-cell>
          <table:table-cell office:value-type="float" office:value="-1.08913878213158" calcext:value-type="float">
            <text:p>-1.1</text:p>
          </table:table-cell>
          <table:table-cell office:value-type="float" office:value="-7.82204558078167" calcext:value-type="float">
            <text:p>-7.8</text:p>
          </table:table-cell>
          <table:table-cell office:value-type="float" office:value="5.56960651723363" calcext:value-type="float">
            <text:p>5.6</text:p>
          </table:table-cell>
          <table:table-cell table:formula="of:=[.E86]-[.F86]" office:value-type="float" office:value="6.73290679865009" calcext:value-type="float">
            <text:p>6.73290679865009</text:p>
          </table:table-cell>
          <table:table-cell table:formula="of:=[.G86]-[.E86]" office:value-type="float" office:value="6.65874529936521" calcext:value-type="float">
            <text:p>6.65874529936521</text:p>
          </table:table-cell>
          <table:table-cell table:formula="of:=AVERAGE([.H86:.I86])" office:value-type="float" office:value="6.69582604900765" calcext:value-type="float">
            <text:p>6.69582604900765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Water addition</text:p>
          </table:table-cell>
          <table:table-cell office:value-type="string" calcext:value-type="string">
            <text:p>Insect diversity</text:p>
          </table:table-cell>
          <table:table-cell office:value-type="percentage" office:value="0.855722222222222" calcext:value-type="percentage">
            <text:p>85.6%</text:p>
          </table:table-cell>
          <table:table-cell office:value-type="float" office:value="2.90141202585321" calcext:value-type="float">
            <text:p>2.9</text:p>
          </table:table-cell>
          <table:table-cell office:value-type="float" office:value="-2.54806027958509" calcext:value-type="float">
            <text:p>-2.5</text:p>
          </table:table-cell>
          <table:table-cell office:value-type="float" office:value="8.27884928612158" calcext:value-type="float">
            <text:p>8.3</text:p>
          </table:table-cell>
          <table:table-cell table:formula="of:=[.E87]-[.F87]" office:value-type="float" office:value="5.4494723054383" calcext:value-type="float">
            <text:p>5.4494723054383</text:p>
          </table:table-cell>
          <table:table-cell table:formula="of:=[.G87]-[.E87]" office:value-type="float" office:value="5.37743726026837" calcext:value-type="float">
            <text:p>5.37743726026837</text:p>
          </table:table-cell>
          <table:table-cell table:formula="of:=AVERAGE([.H87:.I87])" office:value-type="float" office:value="5.41345478285334" calcext:value-type="float">
            <text:p>5.41345478285334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Water addition</text:p>
          </table:table-cell>
          <table:table-cell office:value-type="string" calcext:value-type="string">
            <text:p>Insect diversity</text:p>
          </table:table-cell>
          <table:table-cell office:value-type="percentage" office:value="0.645222222222222" calcext:value-type="percentage">
            <text:p>64.5%</text:p>
          </table:table-cell>
          <table:table-cell office:value-type="float" office:value="-4.68662488782311" calcext:value-type="float">
            <text:p>-4.7</text:p>
          </table:table-cell>
          <table:table-cell office:value-type="float" office:value="-33.8797521729209" calcext:value-type="float">
            <text:p>-33.9</text:p>
          </table:table-cell>
          <table:table-cell office:value-type="float" office:value="24.6101481245446" calcext:value-type="float">
            <text:p>24.6</text:p>
          </table:table-cell>
          <table:table-cell table:formula="of:=[.E88]-[.F88]" office:value-type="float" office:value="29.1931272850978" calcext:value-type="float">
            <text:p>29.1931272850978</text:p>
          </table:table-cell>
          <table:table-cell table:formula="of:=[.G88]-[.E88]" office:value-type="float" office:value="29.2967730123677" calcext:value-type="float">
            <text:p>29.2967730123677</text:p>
          </table:table-cell>
          <table:table-cell table:formula="of:=AVERAGE([.H88:.I88])" office:value-type="float" office:value="29.2449501487328" calcext:value-type="float">
            <text:p>29.2449501487328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Water addition</text:p>
          </table:table-cell>
          <table:table-cell office:value-type="string" calcext:value-type="string">
            <text:p>Insect diversity</text:p>
          </table:table-cell>
          <table:table-cell office:value-type="percentage" office:value="0.996861111111111" calcext:value-type="percentage">
            <text:p>99.7%</text:p>
          </table:table-cell>
          <table:table-cell office:value-type="float" office:value="-14.3963524252437" calcext:value-type="float">
            <text:p>-14.4</text:p>
          </table:table-cell>
          <table:table-cell office:value-type="float" office:value="-24.9474929457349" calcext:value-type="float">
            <text:p>-24.9</text:p>
          </table:table-cell>
          <table:table-cell office:value-type="float" office:value="-4.11849494399156" calcext:value-type="float">
            <text:p>-4.1</text:p>
          </table:table-cell>
          <table:table-cell table:formula="of:=[.E89]-[.F89]" office:value-type="float" office:value="10.5511405204912" calcext:value-type="float">
            <text:p>10.5511405204912</text:p>
          </table:table-cell>
          <table:table-cell table:formula="of:=[.G89]-[.E89]" office:value-type="float" office:value="10.2778574812521" calcext:value-type="float">
            <text:p>10.2778574812521</text:p>
          </table:table-cell>
          <table:table-cell table:formula="of:=AVERAGE([.H89:.I89])" office:value-type="float" office:value="10.4144990008717" calcext:value-type="float">
            <text:p>10.4144990008717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Water addition</text:p>
          </table:table-cell>
          <table:table-cell office:value-type="string" calcext:value-type="string">
            <text:p>Percent herbivory</text:p>
          </table:table-cell>
          <table:table-cell office:value-type="percentage" office:value="0.999972222222222" calcext:value-type="percentage">
            <text:p>100.0%</text:p>
          </table:table-cell>
          <table:table-cell office:value-type="float" office:value="-4.73015997064749" calcext:value-type="float">
            <text:p>-4.7</text:p>
          </table:table-cell>
          <table:table-cell office:value-type="float" office:value="-7.3098666520097" calcext:value-type="float">
            <text:p>-7.3</text:p>
          </table:table-cell>
          <table:table-cell office:value-type="float" office:value="-2.23556262681037" calcext:value-type="float">
            <text:p>-2.2</text:p>
          </table:table-cell>
          <table:table-cell table:formula="of:=[.E90]-[.F90]" office:value-type="float" office:value="2.57970668136221" calcext:value-type="float">
            <text:p>2.57970668136221</text:p>
          </table:table-cell>
          <table:table-cell table:formula="of:=[.G90]-[.E90]" office:value-type="float" office:value="2.49459734383712" calcext:value-type="float">
            <text:p>2.49459734383712</text:p>
          </table:table-cell>
          <table:table-cell table:formula="of:=AVERAGE([.H90:.I90])" office:value-type="float" office:value="2.53715201259967" calcext:value-type="float">
            <text:p>2.53715201259967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Water addition</text:p>
          </table:table-cell>
          <table:table-cell office:value-type="string" calcext:value-type="string">
            <text:p>Percent herbivory</text:p>
          </table:table-cell>
          <table:table-cell office:value-type="percentage" office:value="0.995305555555556" calcext:value-type="percentage">
            <text:p>99.5%</text:p>
          </table:table-cell>
          <table:table-cell office:value-type="float" office:value="-2.68182472754735" calcext:value-type="float">
            <text:p>-2.7</text:p>
          </table:table-cell>
          <table:table-cell office:value-type="float" office:value="-4.64318863970065" calcext:value-type="float">
            <text:p>-4.6</text:p>
          </table:table-cell>
          <table:table-cell office:value-type="float" office:value="-0.678888075164534" calcext:value-type="float">
            <text:p>-0.7</text:p>
          </table:table-cell>
          <table:table-cell table:formula="of:=[.E91]-[.F91]" office:value-type="float" office:value="1.9613639121533" calcext:value-type="float">
            <text:p>1.9613639121533</text:p>
          </table:table-cell>
          <table:table-cell table:formula="of:=[.G91]-[.E91]" office:value-type="float" office:value="2.00293665238282" calcext:value-type="float">
            <text:p>2.00293665238282</text:p>
          </table:table-cell>
          <table:table-cell table:formula="of:=AVERAGE([.H91:.I91])" office:value-type="float" office:value="1.98215028226806" calcext:value-type="float">
            <text:p>1.98215028226806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Water addition</text:p>
          </table:table-cell>
          <table:table-cell office:value-type="string" calcext:value-type="string">
            <text:p>Percent herbivory</text:p>
          </table:table-cell>
          <table:table-cell office:value-type="percentage" office:value="0.987583333333333" calcext:value-type="percentage">
            <text:p>98.8%</text:p>
          </table:table-cell>
          <table:table-cell office:value-type="float" office:value="-4.1830373236428" calcext:value-type="float">
            <text:p>-4.2</text:p>
          </table:table-cell>
          <table:table-cell office:value-type="float" office:value="-7.88188937661846" calcext:value-type="float">
            <text:p>-7.9</text:p>
          </table:table-cell>
          <table:table-cell office:value-type="float" office:value="-0.713137377341436" calcext:value-type="float">
            <text:p>-0.7</text:p>
          </table:table-cell>
          <table:table-cell table:formula="of:=[.E92]-[.F92]" office:value-type="float" office:value="3.69885205297566" calcext:value-type="float">
            <text:p>3.69885205297566</text:p>
          </table:table-cell>
          <table:table-cell table:formula="of:=[.G92]-[.E92]" office:value-type="float" office:value="3.46989994630136" calcext:value-type="float">
            <text:p>3.46989994630136</text:p>
          </table:table-cell>
          <table:table-cell table:formula="of:=AVERAGE([.H92:.I92])" office:value-type="float" office:value="3.58437599963851" calcext:value-type="float">
            <text:p>3.58437599963851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Water addition</text:p>
          </table:table-cell>
          <table:table-cell office:value-type="string" calcext:value-type="string">
            <text:p>Percent herbivory</text:p>
          </table:table-cell>
          <table:table-cell office:value-type="percentage" office:value="0.99725" calcext:value-type="percentage">
            <text:p>99.7%</text:p>
          </table:table-cell>
          <table:table-cell office:value-type="float" office:value="-5.12040276745518" calcext:value-type="float">
            <text:p>-5.1</text:p>
          </table:table-cell>
          <table:table-cell office:value-type="float" office:value="-8.91077071356116" calcext:value-type="float">
            <text:p>-8.9</text:p>
          </table:table-cell>
          <table:table-cell office:value-type="float" office:value="-1.60722313728534" calcext:value-type="float">
            <text:p>-1.6</text:p>
          </table:table-cell>
          <table:table-cell table:formula="of:=[.E93]-[.F93]" office:value-type="float" office:value="3.79036794610598" calcext:value-type="float">
            <text:p>3.79036794610598</text:p>
          </table:table-cell>
          <table:table-cell table:formula="of:=[.G93]-[.E93]" office:value-type="float" office:value="3.51317963016984" calcext:value-type="float">
            <text:p>3.51317963016984</text:p>
          </table:table-cell>
          <table:table-cell table:formula="of:=AVERAGE([.H93:.I93])" office:value-type="float" office:value="3.65177378813791" calcext:value-type="float">
            <text:p>3.65177378813791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Water addition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999055555555556" calcext:value-type="percentage">
            <text:p>99.9%</text:p>
          </table:table-cell>
          <table:table-cell office:value-type="float" office:value="-7.95992132043493" calcext:value-type="float">
            <text:p>-8.0</text:p>
          </table:table-cell>
          <table:table-cell office:value-type="float" office:value="-13.1399438958192" calcext:value-type="float">
            <text:p>-13.1</text:p>
          </table:table-cell>
          <table:table-cell office:value-type="float" office:value="-2.94926707438859" calcext:value-type="float">
            <text:p>-2.9</text:p>
          </table:table-cell>
          <table:table-cell table:formula="of:=[.E94]-[.F94]" office:value-type="float" office:value="5.18002257538427" calcext:value-type="float">
            <text:p>5.18002257538427</text:p>
          </table:table-cell>
          <table:table-cell table:formula="of:=[.G94]-[.E94]" office:value-type="float" office:value="5.01065424604634" calcext:value-type="float">
            <text:p>5.01065424604634</text:p>
          </table:table-cell>
          <table:table-cell table:formula="of:=AVERAGE([.H94:.I94])" office:value-type="float" office:value="5.09533841071531" calcext:value-type="float">
            <text:p>5.09533841071531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Water addition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997333333333333" calcext:value-type="percentage">
            <text:p>99.7%</text:p>
          </table:table-cell>
          <table:table-cell office:value-type="float" office:value="-5.69929074543726" calcext:value-type="float">
            <text:p>-5.7</text:p>
          </table:table-cell>
          <table:table-cell office:value-type="float" office:value="-9.60564440605001" calcext:value-type="float">
            <text:p>-9.6</text:p>
          </table:table-cell>
          <table:table-cell office:value-type="float" office:value="-1.77241685508231" calcext:value-type="float">
            <text:p>-1.8</text:p>
          </table:table-cell>
          <table:table-cell table:formula="of:=[.E95]-[.F95]" office:value-type="float" office:value="3.90635366061275" calcext:value-type="float">
            <text:p>3.90635366061275</text:p>
          </table:table-cell>
          <table:table-cell table:formula="of:=[.G95]-[.E95]" office:value-type="float" office:value="3.92687389035495" calcext:value-type="float">
            <text:p>3.92687389035495</text:p>
          </table:table-cell>
          <table:table-cell table:formula="of:=AVERAGE([.H95:.I95])" office:value-type="float" office:value="3.91661377548385" calcext:value-type="float">
            <text:p>3.91661377548385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Water addition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892472222222222" calcext:value-type="percentage">
            <text:p>89.2%</text:p>
          </table:table-cell>
          <table:table-cell office:value-type="float" office:value="-6.2925430121185" calcext:value-type="float">
            <text:p>-6.3</text:p>
          </table:table-cell>
          <table:table-cell office:value-type="float" office:value="-17.4451911075704" calcext:value-type="float">
            <text:p>-17.4</text:p>
          </table:table-cell>
          <table:table-cell office:value-type="float" office:value="5.17624153472095" calcext:value-type="float">
            <text:p>5.2</text:p>
          </table:table-cell>
          <table:table-cell table:formula="of:=[.E96]-[.F96]" office:value-type="float" office:value="11.1526480954519" calcext:value-type="float">
            <text:p>11.1526480954519</text:p>
          </table:table-cell>
          <table:table-cell table:formula="of:=[.G96]-[.E96]" office:value-type="float" office:value="11.4687845468395" calcext:value-type="float">
            <text:p>11.4687845468395</text:p>
          </table:table-cell>
          <table:table-cell table:formula="of:=AVERAGE([.H96:.I96])" office:value-type="float" office:value="11.3107163211457" calcext:value-type="float">
            <text:p>11.3107163211457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Water addition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897944444444444" calcext:value-type="percentage">
            <text:p>89.8%</text:p>
          </table:table-cell>
          <table:table-cell office:value-type="float" office:value="-5.29474041533642" calcext:value-type="float">
            <text:p>-5.3</text:p>
          </table:table-cell>
          <table:table-cell office:value-type="float" office:value="-13.4168697977923" calcext:value-type="float">
            <text:p>-13.4</text:p>
          </table:table-cell>
          <table:table-cell office:value-type="float" office:value="2.89926541891688" calcext:value-type="float">
            <text:p>2.9</text:p>
          </table:table-cell>
          <table:table-cell table:formula="of:=[.E97]-[.F97]" office:value-type="float" office:value="8.12212938245588" calcext:value-type="float">
            <text:p>8.12212938245588</text:p>
          </table:table-cell>
          <table:table-cell table:formula="of:=[.G97]-[.E97]" office:value-type="float" office:value="8.1940058342533" calcext:value-type="float">
            <text:p>8.1940058342533</text:p>
          </table:table-cell>
          <table:table-cell table:formula="of:=AVERAGE([.H97:.I97])" office:value-type="float" office:value="8.15806760835459" calcext:value-type="float">
            <text:p>8.15806760835459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Water addition</text:p>
          </table:table-cell>
          <table:table-cell office:value-type="string" calcext:value-type="string">
            <text:p>Percent mortality</text:p>
          </table:table-cell>
          <table:table-cell office:value-type="percentage" office:value="0.997194444444444" calcext:value-type="percentage">
            <text:p>99.7%</text:p>
          </table:table-cell>
          <table:table-cell office:value-type="float" office:value="12.0924859802506" calcext:value-type="float">
            <text:p>12.1</text:p>
          </table:table-cell>
          <table:table-cell office:value-type="float" office:value="3.59069141929199" calcext:value-type="float">
            <text:p>3.6</text:p>
          </table:table-cell>
          <table:table-cell office:value-type="float" office:value="20.6521178151268" calcext:value-type="float">
            <text:p>20.7</text:p>
          </table:table-cell>
          <table:table-cell table:formula="of:=[.E98]-[.F98]" office:value-type="float" office:value="8.50179456095861" calcext:value-type="float">
            <text:p>8.50179456095861</text:p>
          </table:table-cell>
          <table:table-cell table:formula="of:=[.G98]-[.E98]" office:value-type="float" office:value="8.5596318348762" calcext:value-type="float">
            <text:p>8.5596318348762</text:p>
          </table:table-cell>
          <table:table-cell table:formula="of:=AVERAGE([.H98:.I98])" office:value-type="float" office:value="8.53071319791741" calcext:value-type="float">
            <text:p>8.53071319791741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Water addition</text:p>
          </table:table-cell>
          <table:table-cell office:value-type="string" calcext:value-type="string">
            <text:p>Percent mortality</text:p>
          </table:table-cell>
          <table:table-cell office:value-type="percentage" office:value="0.902388888888889" calcext:value-type="percentage">
            <text:p>90.2%</text:p>
          </table:table-cell>
          <table:table-cell office:value-type="float" office:value="5.46905940028188" calcext:value-type="float">
            <text:p>5.5</text:p>
          </table:table-cell>
          <table:table-cell office:value-type="float" office:value="-2.87067798470701" calcext:value-type="float">
            <text:p>-2.9</text:p>
          </table:table-cell>
          <table:table-cell office:value-type="float" office:value="13.5089786186754" calcext:value-type="float">
            <text:p>13.5</text:p>
          </table:table-cell>
          <table:table-cell table:formula="of:=[.E99]-[.F99]" office:value-type="float" office:value="8.33973738498889" calcext:value-type="float">
            <text:p>8.33973738498889</text:p>
          </table:table-cell>
          <table:table-cell table:formula="of:=[.G99]-[.E99]" office:value-type="float" office:value="8.03991921839352" calcext:value-type="float">
            <text:p>8.03991921839352</text:p>
          </table:table-cell>
          <table:table-cell table:formula="of:=AVERAGE([.H99:.I99])" office:value-type="float" office:value="8.1898283016912" calcext:value-type="float">
            <text:p>8.1898283016912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Water addition</text:p>
          </table:table-cell>
          <table:table-cell office:value-type="string" calcext:value-type="string">
            <text:p>Percent mortality</text:p>
          </table:table-cell>
          <table:table-cell office:value-type="percentage" office:value="0.787361111111111" calcext:value-type="percentage">
            <text:p>78.7%</text:p>
          </table:table-cell>
          <table:table-cell office:value-type="float" office:value="5.10584336542719" calcext:value-type="float">
            <text:p>5.1</text:p>
          </table:table-cell>
          <table:table-cell office:value-type="float" office:value="-8.78626918874681" calcext:value-type="float">
            <text:p>-8.8</text:p>
          </table:table-cell>
          <table:table-cell office:value-type="float" office:value="19.2851838727534" calcext:value-type="float">
            <text:p>19.3</text:p>
          </table:table-cell>
          <table:table-cell table:formula="of:=[.E100]-[.F100]" office:value-type="float" office:value="13.892112554174" calcext:value-type="float">
            <text:p>13.892112554174</text:p>
          </table:table-cell>
          <table:table-cell table:formula="of:=[.G100]-[.E100]" office:value-type="float" office:value="14.1793405073262" calcext:value-type="float">
            <text:p>14.1793405073262</text:p>
          </table:table-cell>
          <table:table-cell table:formula="of:=AVERAGE([.H100:.I100])" office:value-type="float" office:value="14.0357265307501" calcext:value-type="float">
            <text:p>14.0357265307501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Water addition</text:p>
          </table:table-cell>
          <table:table-cell office:value-type="string" calcext:value-type="string">
            <text:p>Percent mortality</text:p>
          </table:table-cell>
          <table:table-cell office:value-type="percentage" office:value="0.695027777777778" calcext:value-type="percentage">
            <text:p>69.5%</text:p>
          </table:table-cell>
          <table:table-cell office:value-type="float" office:value="-2.17354658329587" calcext:value-type="float">
            <text:p>-2.2</text:p>
          </table:table-cell>
          <table:table-cell office:value-type="float" office:value="-10.6461171367242" calcext:value-type="float">
            <text:p>-10.6</text:p>
          </table:table-cell>
          <table:table-cell office:value-type="float" office:value="6.24367074559152" calcext:value-type="float">
            <text:p>6.2</text:p>
          </table:table-cell>
          <table:table-cell table:formula="of:=[.E101]-[.F101]" office:value-type="float" office:value="8.47257055342833" calcext:value-type="float">
            <text:p>8.47257055342833</text:p>
          </table:table-cell>
          <table:table-cell table:formula="of:=[.G101]-[.E101]" office:value-type="float" office:value="8.41721732888739" calcext:value-type="float">
            <text:p>8.41721732888739</text:p>
          </table:table-cell>
          <table:table-cell table:formula="of:=AVERAGE([.H101:.I101])" office:value-type="float" office:value="8.44489394115786" calcext:value-type="float">
            <text:p>8.44489394115786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Water addition</text:p>
          </table:table-cell>
          <table:table-cell office:value-type="string" calcext:value-type="string">
            <text:p>Variance in damage</text:p>
          </table:table-cell>
          <table:table-cell office:value-type="percentage" office:value="0.978611111111111" calcext:value-type="percentage">
            <text:p>97.9%</text:p>
          </table:table-cell>
          <table:table-cell office:value-type="float" office:value="-30.6432275741345" calcext:value-type="float">
            <text:p>-30.6</text:p>
          </table:table-cell>
          <table:table-cell office:value-type="float" office:value="-64.0375027858175" calcext:value-type="float">
            <text:p>-64.0</text:p>
          </table:table-cell>
          <table:table-cell office:value-type="float" office:value="-0.781870879418085" calcext:value-type="float">
            <text:p>-0.8</text:p>
          </table:table-cell>
          <table:table-cell table:formula="of:=[.E102]-[.F102]" office:value-type="float" office:value="33.394275211683" calcext:value-type="float">
            <text:p>33.394275211683</text:p>
          </table:table-cell>
          <table:table-cell table:formula="of:=[.G102]-[.E102]" office:value-type="float" office:value="29.8613566947164" calcext:value-type="float">
            <text:p>29.8613566947164</text:p>
          </table:table-cell>
          <table:table-cell table:formula="of:=AVERAGE([.H102:.I102])" office:value-type="float" office:value="31.6278159531997" calcext:value-type="float">
            <text:p>31.6278159531997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Water addition</text:p>
          </table:table-cell>
          <table:table-cell office:value-type="string" calcext:value-type="string">
            <text:p>Variance in damage</text:p>
          </table:table-cell>
          <table:table-cell office:value-type="percentage" office:value="0.696055555555556" calcext:value-type="percentage">
            <text:p>69.6%</text:p>
          </table:table-cell>
          <table:table-cell office:value-type="float" office:value="-6.79701201943255" calcext:value-type="float">
            <text:p>-6.8</text:p>
          </table:table-cell>
          <table:table-cell office:value-type="float" office:value="-32.7228929664494" calcext:value-type="float">
            <text:p>-32.7</text:p>
          </table:table-cell>
          <table:table-cell office:value-type="float" office:value="20.2509730284205" calcext:value-type="float">
            <text:p>20.3</text:p>
          </table:table-cell>
          <table:table-cell table:formula="of:=[.E103]-[.F103]" office:value-type="float" office:value="25.9258809470169" calcext:value-type="float">
            <text:p>25.9258809470169</text:p>
          </table:table-cell>
          <table:table-cell table:formula="of:=[.G103]-[.E103]" office:value-type="float" office:value="27.0479850478531" calcext:value-type="float">
            <text:p>27.0479850478531</text:p>
          </table:table-cell>
          <table:table-cell table:formula="of:=AVERAGE([.H103:.I103])" office:value-type="float" office:value="26.486932997435" calcext:value-type="float">
            <text:p>26.486932997435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Water addition</text:p>
          </table:table-cell>
          <table:table-cell office:value-type="string" calcext:value-type="string">
            <text:p>Variance in damage</text:p>
          </table:table-cell>
          <table:table-cell office:value-type="percentage" office:value="0.916944444444444" calcext:value-type="percentage">
            <text:p>91.7%</text:p>
          </table:table-cell>
          <table:table-cell office:value-type="float" office:value="-25.6066356110277" calcext:value-type="float">
            <text:p>-25.6</text:p>
          </table:table-cell>
          <table:table-cell office:value-type="float" office:value="-73.4846374676864" calcext:value-type="float">
            <text:p>-73.5</text:p>
          </table:table-cell>
          <table:table-cell office:value-type="float" office:value="12.4961002473501" calcext:value-type="float">
            <text:p>12.5</text:p>
          </table:table-cell>
          <table:table-cell table:formula="of:=[.E104]-[.F104]" office:value-type="float" office:value="47.8780018566587" calcext:value-type="float">
            <text:p>47.8780018566587</text:p>
          </table:table-cell>
          <table:table-cell table:formula="of:=[.G104]-[.E104]" office:value-type="float" office:value="38.1027358583778" calcext:value-type="float">
            <text:p>38.1027358583778</text:p>
          </table:table-cell>
          <table:table-cell table:formula="of:=AVERAGE([.H104:.I104])" office:value-type="float" office:value="42.9903688575183" calcext:value-type="float">
            <text:p>42.9903688575183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Water addition</text:p>
          </table:table-cell>
          <table:table-cell office:value-type="string" calcext:value-type="string">
            <text:p>Variance in damage</text:p>
          </table:table-cell>
          <table:table-cell office:value-type="percentage" office:value="0.948111111111111" calcext:value-type="percentage">
            <text:p>94.8%</text:p>
          </table:table-cell>
          <table:table-cell office:value-type="float" office:value="-37.6663084355532" calcext:value-type="float">
            <text:p>-37.7</text:p>
          </table:table-cell>
          <table:table-cell office:value-type="float" office:value="-100.67101697923" calcext:value-type="float">
            <text:p>-100.7</text:p>
          </table:table-cell>
          <table:table-cell office:value-type="float" office:value="6.71432693087457" calcext:value-type="float">
            <text:p>6.7</text:p>
          </table:table-cell>
          <table:table-cell table:formula="of:=[.E105]-[.F105]" office:value-type="float" office:value="63.0047085436765" calcext:value-type="float">
            <text:p>63.0047085436765</text:p>
          </table:table-cell>
          <table:table-cell table:formula="of:=[.G105]-[.E105]" office:value-type="float" office:value="44.3806353664278" calcext:value-type="float">
            <text:p>44.3806353664278</text:p>
          </table:table-cell>
          <table:table-cell table:formula="of:=AVERAGE([.H105:.I105])" office:value-type="float" office:value="53.6926719550522" calcext:value-type="float">
            <text:p>53.6926719550522</text:p>
          </table:table-cell>
        </table:table-row>
        <table:table-row table:style-name="ro1" table:number-rows-repeated="104847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J1048576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percentage-style style:name="N122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5:17:27.7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12:53:27.155000000</meta:creation-date>
    <dc:date>2021-07-19T17:00:10.391000000</dc:date>
    <meta:editing-duration>PT2H12M36S</meta:editing-duration>
    <meta:editing-cycles>8</meta:editing-cycles>
    <meta:generator>LibreOffice/7.0.6.2$Windows_X86_64 LibreOffice_project/144abb84a525d8e30c9dbbefa69cbbf2d8d4ae3b</meta:generator>
    <meta:document-statistic meta:table-count="1" meta:cell-count="1050" meta:object-count="0"/>
  </office:meta>
</office:document-meta>
</file>